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0.9146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389in"/>
    </style:style>
    <style:style style:name="co8" style:family="table-column">
      <style:table-column-properties fo:break-before="auto" style:column-width="0.68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otal histogram" table:style-name="ta1">
        <table:shapes>
          <draw:frame draw:z-index="0" draw:style-name="gr1" draw:text-style-name="P1" svg:width="12.2276in" svg:height="5.5213in" svg:x="16.852in" svg:y="1.6465in">
            <draw:object draw:notify-on-update-of-ranges="'total histogram'.A2:'total histogram'.B53 'total histogram'.C1:'total histogram'.C1 'total histogram'.C2:'total histogram'.C53 'total histogram'.D1:'total histogram'.D1 'total histogram'.D2:'total histogram'.D53 'total histogram'.E1:'total histogram'.E1 'total histogram'.E2:'total histogram'.E53 'total histogram'.F1:'total histogram'.F1 'total histogram'.F2:'total histogram'.F53 'total histogram'.G1:'total histogram'.G1 'total histogram'.G2:'total histogram'.G53 'total histogram'.H1:'total histogram'.H1 'total histogram'.H2:'total histogram'.H53 'total histogram'.I1:'total histogram'.I1 'total histogram'.I2:'total histogram'.I53 'total histogram'.J1:'total histogram'.J1 'total histogram'.J2:'total histogram'.J53 'total histogram'.K1:'total histogram'.K1 'total histogram'.K2:'total histogram'.K53 'total histogram'.L1:'total histogram'.L1 'total histogram'.L2:'total histogram'.L53 'total histogram'.M1:'total histogram'.M1 'total histogram'.M2:'total histogram'.M53 'total histogram'.N1:'total histogram'.N1 'total histogram'.N2:'total histogram'.N53 'total histogram'.O1:'total histogram'.O1 'total histogram'.O2:'total histogram'.O53 'total histogram'.P1:'total histogram'.P1 'total histogram'.P2:'total histogram'.P53 'total histogram'.Q1:'total histogram'.Q1 'total histogram'.Q2:'total histogram'.Q53 'total histogram'.R1:'total histogram'.R1 'total histogram'.R2:'total histogram'.R5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1413in" svg:height="5.6941in" svg:x="16.7756in" svg:y="9.913in">
            <draw:object draw:notify-on-update-of-ranges="'total histogram'.A59:'total histogram'.B110 'total histogram'.C58:'total histogram'.C58 'total histogram'.C59:'total histogram'.C110 'total histogram'.D58:'total histogram'.D58 'total histogram'.D59:'total histogram'.D110 'total histogram'.E58:'total histogram'.E58 'total histogram'.E59:'total histogram'.E110 'total histogram'.F58:'total histogram'.F58 'total histogram'.F59:'total histogram'.F110 'total histogram'.G58:'total histogram'.G58 'total histogram'.G59:'total histogram'.G110 'total histogram'.H58:'total histogram'.H58 'total histogram'.H59:'total histogram'.H110 'total histogram'.I58:'total histogram'.I58 'total histogram'.I59:'total histogram'.I110 'total histogram'.J58:'total histogram'.J58 'total histogram'.J59:'total histogram'.J110 'total histogram'.K58:'total histogram'.K58 'total histogram'.K59:'total histogram'.K110 'total histogram'.L58:'total histogram'.L58 'total histogram'.L59:'total histogram'.L110 'total histogram'.M58:'total histogram'.M58 'total histogram'.M59:'total histogram'.M110 'total histogram'.N58:'total histogram'.N58 'total histogram'.N59:'total histogram'.N110 'total histogram'.O58:'total histogram'.O58 'total histogram'.O59:'total histogram'.O110 'total histogram'.P58:'total histogram'.P58 'total histogram'.P59:'total histogram'.P110 'total histogram'.Q58:'total histogram'.Q58 'total histogram'.Q59:'total histogram'.Q110 'total histogram'.R58:'total histogram'.R58 'total histogram'.R59:'total histogram'.R1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ssi</text:p>
          </table:table-cell>
          <table:table-cell office:value-type="string" calcext:value-type="string">
            <text:p>c1 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c17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table:number-columns-repeated="17"/>
        </table:table-row>
        <table:table-row table:style-name="ro1">
          <table:table-cell office:value-type="float" office:value="-88" calcext:value-type="float">
            <text:p>-88</text:p>
          </table:table-cell>
          <table:table-cell table:number-columns-repeated="17"/>
        </table:table-row>
        <table:table-row table:style-name="ro1">
          <table:table-cell office:value-type="float" office:value="-87" calcext:value-type="float">
            <text:p>-87</text:p>
          </table:table-cell>
          <table:table-cell table:number-columns-repeated="17"/>
        </table:table-row>
        <table:table-row table:style-name="ro1">
          <table:table-cell office:value-type="float" office:value="-86" calcext:value-type="float">
            <text:p>-86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-84" calcext:value-type="float">
            <text:p>-8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-83" calcext:value-type="float">
            <text:p>-8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-82" calcext:value-type="float">
            <text:p>-82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-71" calcext:value-type="float">
            <text:p>-7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-70" calcext:value-type="float">
            <text:p>-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-69" calcext:value-type="float">
            <text:p>-6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-68" calcext:value-type="float">
            <text:p>-6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-67" calcext:value-type="float">
            <text:p>-67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-66" calcext:value-type="float">
            <text:p>-6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-65" calcext:value-type="float">
            <text:p>-65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table:number-columns-repeated="4"/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-64" calcext:value-type="float">
            <text:p>-6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-63" calcext:value-type="float">
            <text:p>-6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-62" calcext:value-type="float">
            <text:p>-6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-61" calcext:value-type="float">
            <text:p>-61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-60" calcext:value-type="float">
            <text:p>-6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-59" calcext:value-type="float">
            <text:p>-59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-58" calcext:value-type="float">
            <text:p>-58</text:p>
          </table:table-cell>
          <table:table-cell table:number-columns-repeated="4"/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float" office:value="-57" calcext:value-type="float">
            <text:p>-57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-56" calcext:value-type="float">
            <text:p>-56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-55" calcext:value-type="float">
            <text:p>-5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-54" calcext:value-type="float">
            <text:p>-5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-53" calcext:value-type="float">
            <text:p>-53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-52" calcext:value-type="float">
            <text:p>-52</text:p>
          </table:table-cell>
          <table:table-cell table:number-columns-repeated="4"/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-51" calcext:value-type="float">
            <text:p>-5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-50" calcext:value-type="float">
            <text:p>-5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-49" calcext:value-type="float">
            <text:p>-49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-48" calcext:value-type="float">
            <text:p>-48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-47" calcext:value-type="float">
            <text:p>-47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-46" calcext:value-type="float">
            <text:p>-46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-45" calcext:value-type="float">
            <text:p>-45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-44" calcext:value-type="float">
            <text:p>-44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-43" calcext:value-type="float">
            <text:p>-4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-42" calcext:value-type="float">
            <text:p>-4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-41" calcext:value-type="float">
            <text:p>-4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-40" calcext:value-type="float">
            <text:p>-40</text:p>
          </table:table-cell>
          <table:table-cell table:number-columns-repeated="17"/>
        </table:table-row>
        <table:table-row table:style-name="ro1">
          <table:table-cell office:value-type="float" office:value="-39" calcext:value-type="float">
            <text:p>-3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-38" calcext:value-type="float">
            <text:p>-3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-37" calcext:value-type="float">
            <text:p>-3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otal cont</text:p>
          </table:table-cell>
          <table:table-cell table:formula="of:=SUM([.B2:.B54])" office:value-type="float" office:value="0" calcext:value-type="float">
            <text:p/>
          </table:table-cell>
          <table:table-cell table:formula="of:=SUM([.C2:.C54])" office:value-type="float" office:value="262" calcext:value-type="float">
            <text:p/>
          </table:table-cell>
          <table:table-cell table:formula="of:=SUM([.D2:.D54])" office:value-type="float" office:value="522" calcext:value-type="float">
            <text:p/>
          </table:table-cell>
          <table:table-cell table:formula="of:=SUM([.E2:.E54])" office:value-type="float" office:value="277" calcext:value-type="float">
            <text:p/>
          </table:table-cell>
          <table:table-cell table:formula="of:=SUM([.F2:.F54])" office:value-type="float" office:value="281" calcext:value-type="float">
            <text:p/>
          </table:table-cell>
          <table:table-cell table:formula="of:=SUM([.G2:.G54])" office:value-type="float" office:value="281" calcext:value-type="float">
            <text:p/>
          </table:table-cell>
          <table:table-cell table:formula="of:=SUM([.H2:.H54])" office:value-type="float" office:value="281" calcext:value-type="float">
            <text:p/>
          </table:table-cell>
          <table:table-cell table:formula="of:=SUM([.I2:.I54])" office:value-type="float" office:value="276" calcext:value-type="float">
            <text:p/>
          </table:table-cell>
          <table:table-cell table:formula="of:=SUM([.J2:.J54])" office:value-type="float" office:value="273" calcext:value-type="float">
            <text:p/>
          </table:table-cell>
          <table:table-cell table:formula="of:=SUM([.K2:.K54])" office:value-type="float" office:value="273" calcext:value-type="float">
            <text:p/>
          </table:table-cell>
          <table:table-cell table:formula="of:=SUM([.L2:.L54])" office:value-type="float" office:value="0" calcext:value-type="float">
            <text:p/>
          </table:table-cell>
          <table:table-cell table:formula="of:=SUM([.M2:.M54])" office:value-type="float" office:value="0" calcext:value-type="float">
            <text:p/>
          </table:table-cell>
          <table:table-cell table:formula="of:=SUM([.N2:.N54])" office:value-type="float" office:value="52" calcext:value-type="float">
            <text:p/>
          </table:table-cell>
          <table:table-cell table:formula="of:=SUM([.O2:.O54])" office:value-type="float" office:value="237" calcext:value-type="float">
            <text:p/>
          </table:table-cell>
          <table:table-cell table:formula="of:=SUM([.P2:.P54])" office:value-type="float" office:value="8" calcext:value-type="float">
            <text:p/>
          </table:table-cell>
          <table:table-cell table:formula="of:=SUM([.Q2:.Q54])" office:value-type="float" office:value="240" calcext:value-type="float">
            <text:p/>
          </table:table-cell>
          <table:table-cell table:formula="of:=SUM([.R2:.R54])" office:value-type="float" office:value="196" calcext:value-type="float">
            <text:p/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rssi</text:p>
          </table:table-cell>
          <table:table-cell office:value-type="string" calcext:value-type="string">
            <text:p>c1 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c17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table:number-columns-repeated="17"/>
        </table:table-row>
        <table:table-row table:style-name="ro1">
          <table:table-cell office:value-type="float" office:value="-88" calcext:value-type="float">
            <text:p>-88</text:p>
          </table:table-cell>
          <table:table-cell table:number-columns-repeated="17"/>
        </table:table-row>
        <table:table-row table:style-name="ro1">
          <table:table-cell office:value-type="float" office:value="-87" calcext:value-type="float">
            <text:p>-87</text:p>
          </table:table-cell>
          <table:table-cell table:number-columns-repeated="17"/>
        </table:table-row>
        <table:table-row table:style-name="ro1">
          <table:table-cell office:value-type="float" office:value="-86" calcext:value-type="float">
            <text:p>-86</text:p>
          </table:table-cell>
          <table:table-cell table:number-columns-repeated="8"/>
          <table:table-cell office:value-type="float" office:value="0.014652015" calcext:value-type="float">
            <text:p>0.014652015</text:p>
          </table:table-cell>
          <table:table-cell table:number-columns-repeated="3"/>
          <table:table-cell office:value-type="float" office:value="0.23076923" calcext:value-type="float">
            <text:p>0.23076923</text:p>
          </table:table-cell>
          <table:table-cell table:number-columns-repeated="4"/>
        </table:table-row>
        <table:table-row table:style-name="ro2">
          <table:table-cell office:value-type="float" office:value="-85" calcext:value-type="float">
            <text:p>-85</text:p>
          </table:table-cell>
          <table:table-cell table:number-columns-repeated="12"/>
          <table:table-cell office:value-type="float" office:value="0.15384616" calcext:value-type="float">
            <text:p>0.15384616</text:p>
          </table:table-cell>
          <table:table-cell table:number-columns-repeated="4"/>
        </table:table-row>
        <table:table-row table:style-name="ro1">
          <table:table-cell office:value-type="float" office:value="-84" calcext:value-type="float">
            <text:p>-84</text:p>
          </table:table-cell>
          <table:table-cell/>
          <table:table-cell office:value-type="float" office:value="0.045801528" calcext:value-type="float">
            <text:p>0.045801528</text:p>
          </table:table-cell>
          <table:table-cell/>
          <table:table-cell office:value-type="float" office:value="0.014440433" calcext:value-type="float">
            <text:p>0.014440433</text:p>
          </table:table-cell>
          <table:table-cell office:value-type="float" office:value="0.014234875" calcext:value-type="float">
            <text:p>0.014234875</text:p>
          </table:table-cell>
          <table:table-cell table:number-columns-repeated="7"/>
          <table:table-cell office:value-type="float" office:value="0.15384616" calcext:value-type="float">
            <text:p>0.15384616</text:p>
          </table:table-cell>
          <table:table-cell office:value-type="float" office:value="0.21940929" calcext:value-type="float">
            <text:p>0.21940929</text:p>
          </table:table-cell>
          <table:table-cell/>
          <table:table-cell office:value-type="float" office:value="0.033333335" calcext:value-type="float">
            <text:p>0.033333335</text:p>
          </table:table-cell>
          <table:table-cell/>
        </table:table-row>
        <table:table-row table:style-name="ro1">
          <table:table-cell office:value-type="float" office:value="-83" calcext:value-type="float">
            <text:p>-83</text:p>
          </table:table-cell>
          <table:table-cell table:number-columns-repeated="2"/>
          <table:table-cell office:value-type="float" office:value="0.01532567" calcext:value-type="float">
            <text:p>0.01532567</text:p>
          </table:table-cell>
          <table:table-cell table:number-columns-repeated="9"/>
          <table:table-cell office:value-type="float" office:value="0.15384616" calcext:value-type="float">
            <text:p>0.15384616</text:p>
          </table:table-cell>
          <table:table-cell table:number-columns-repeated="4"/>
        </table:table-row>
        <table:table-row table:style-name="ro1">
          <table:table-cell office:value-type="float" office:value="-82" calcext:value-type="float">
            <text:p>-82</text:p>
          </table:table-cell>
          <table:table-cell/>
          <table:table-cell office:value-type="float" office:value="0.030534351" calcext:value-type="float">
            <text:p>0.030534351</text:p>
          </table:table-cell>
          <table:table-cell office:value-type="float" office:value="0.01532567" calcext:value-type="float">
            <text:p>0.01532567</text:p>
          </table:table-cell>
          <table:table-cell office:value-type="float" office:value="0.014440433" calcext:value-type="float">
            <text:p>0.014440433</text:p>
          </table:table-cell>
          <table:table-cell table:number-columns-repeated="8"/>
          <table:table-cell office:value-type="float" office:value="0.15384616" calcext:value-type="float">
            <text:p>0.15384616</text:p>
          </table:table-cell>
          <table:table-cell office:value-type="float" office:value="0.050632913" calcext:value-type="float">
            <text:p>0.050632913</text:p>
          </table:table-cell>
          <table:table-cell table:number-columns-repeated="2"/>
          <table:table-cell office:value-type="float" office:value="0.06122449" calcext:value-type="float">
            <text:p>0.06122449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/>
          <table:table-cell office:value-type="float" office:value="0.045801528" calcext:value-type="float">
            <text:p>0.045801528</text:p>
          </table:table-cell>
          <table:table-cell office:value-type="float" office:value="0.038314175" calcext:value-type="float">
            <text:p>0.038314175</text:p>
          </table:table-cell>
          <table:table-cell office:value-type="float" office:value="0.014440433" calcext:value-type="float">
            <text:p>0.014440433</text:p>
          </table:table-cell>
          <table:table-cell table:number-columns-repeated="5"/>
          <table:table-cell office:value-type="float" office:value="0.014652015" calcext:value-type="float">
            <text:p>0.014652015</text:p>
          </table:table-cell>
          <table:table-cell table:number-columns-repeated="3"/>
          <table:table-cell office:value-type="float" office:value="0.21518987" calcext:value-type="float">
            <text:p>0.21518987</text:p>
          </table:table-cell>
          <table:table-cell table:number-columns-repeated="2"/>
          <table:table-cell office:value-type="float" office:value="0.1632653" calcext:value-type="float">
            <text:p>0.1632653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/>
          <table:table-cell office:value-type="float" office:value="0.045801528" calcext:value-type="float">
            <text:p>0.045801528</text:p>
          </table:table-cell>
          <table:table-cell office:value-type="float" office:value="0.038314175" calcext:value-type="float">
            <text:p>0.038314175</text:p>
          </table:table-cell>
          <table:table-cell office:value-type="float" office:value="0.014440433" calcext:value-type="float">
            <text:p>0.014440433</text:p>
          </table:table-cell>
          <table:table-cell table:number-columns-repeated="5"/>
          <table:table-cell office:value-type="float" office:value="0.02930403" calcext:value-type="float">
            <text:p>0.02930403</text:p>
          </table:table-cell>
          <table:table-cell table:number-columns-repeated="2"/>
          <table:table-cell office:value-type="float" office:value="0.15384616" calcext:value-type="float">
            <text:p>0.15384616</text:p>
          </table:table-cell>
          <table:table-cell office:value-type="float" office:value="0.19831224" calcext:value-type="float">
            <text:p>0.19831224</text:p>
          </table:table-cell>
          <table:table-cell/>
          <table:table-cell office:value-type="float" office:value="0.13333334" calcext:value-type="float">
            <text:p>0.13333334</text:p>
          </table:table-cell>
          <table:table-cell office:value-type="float" office:value="0.2244898" calcext:value-type="float">
            <text:p>0.2244898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/>
          <table:table-cell office:value-type="float" office:value="0.061068702" calcext:value-type="float">
            <text:p>0.061068702</text:p>
          </table:table-cell>
          <table:table-cell office:value-type="float" office:value="0.01532567" calcext:value-type="float">
            <text:p>0.01532567</text:p>
          </table:table-cell>
          <table:table-cell office:value-type="float" office:value="0.025270758" calcext:value-type="float">
            <text:p>0.025270758</text:p>
          </table:table-cell>
          <table:table-cell office:value-type="float" office:value="0.024911031" calcext:value-type="float">
            <text:p>0.024911031</text:p>
          </table:table-cell>
          <table:table-cell table:number-columns-repeated="4"/>
          <table:table-cell office:value-type="float" office:value="0.014652015" calcext:value-type="float">
            <text:p>0.014652015</text:p>
          </table:table-cell>
          <table:table-cell table:number-columns-repeated="3"/>
          <table:table-cell office:value-type="float" office:value="0.101265825" calcext:value-type="float">
            <text:p>0.101265825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4285715" calcext:value-type="float">
            <text:p>0.14285715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/>
          <table:table-cell office:value-type="float" office:value="0.091603056" calcext:value-type="float">
            <text:p>0.091603056</text:p>
          </table:table-cell>
          <table:table-cell office:value-type="float" office:value="0.01532567" calcext:value-type="float">
            <text:p>0.01532567</text:p>
          </table:table-cell>
          <table:table-cell office:value-type="float" office:value="0.0866426" calcext:value-type="float">
            <text:p>0.0866426</text:p>
          </table:table-cell>
          <table:table-cell office:value-type="float" office:value="0.010676157" calcext:value-type="float">
            <text:p>0.010676157</text:p>
          </table:table-cell>
          <table:table-cell table:number-columns-repeated="4"/>
          <table:table-cell office:value-type="float" office:value="0.05860806" calcext:value-type="float">
            <text:p>0.05860806</text:p>
          </table:table-cell>
          <table:table-cell table:number-columns-repeated="5"/>
          <table:table-cell office:value-type="float" office:value="0.13333334" calcext:value-type="float">
            <text:p>0.13333334</text:p>
          </table:table-cell>
          <table:table-cell office:value-type="float" office:value="0.26530612" calcext:value-type="float">
            <text:p>0.26530612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  <table:table-cell/>
          <table:table-cell office:value-type="float" office:value="0.10687023" calcext:value-type="float">
            <text:p>0.10687023</text:p>
          </table:table-cell>
          <table:table-cell office:value-type="float" office:value="0.06896552" calcext:value-type="float">
            <text:p>0.06896552</text:p>
          </table:table-cell>
          <table:table-cell office:value-type="float" office:value="0.028880866" calcext:value-type="float">
            <text:p>0.028880866</text:p>
          </table:table-cell>
          <table:table-cell office:value-type="float" office:value="0.010676157" calcext:value-type="float">
            <text:p>0.010676157</text:p>
          </table:table-cell>
          <table:table-cell table:number-columns-repeated="4"/>
          <table:table-cell office:value-type="float" office:value="0.043956045" calcext:value-type="float">
            <text:p>0.043956045</text:p>
          </table:table-cell>
          <table:table-cell table:number-columns-repeated="3"/>
          <table:table-cell office:value-type="float" office:value="0.033755273" calcext:value-type="float">
            <text:p>0.03375527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20408163" calcext:value-type="float">
            <text:p>0.020408163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/>
          <table:table-cell office:value-type="float" office:value="0.17557251" calcext:value-type="float">
            <text:p>0.17557251</text:p>
          </table:table-cell>
          <table:table-cell office:value-type="float" office:value="0.07662835" calcext:value-type="float">
            <text:p>0.07662835</text:p>
          </table:table-cell>
          <table:table-cell office:value-type="float" office:value="0.028880866" calcext:value-type="float">
            <text:p>0.028880866</text:p>
          </table:table-cell>
          <table:table-cell table:number-columns-repeated="4"/>
          <table:table-cell office:value-type="float" office:value="0.014652015" calcext:value-type="float">
            <text:p>0.014652015</text:p>
          </table:table-cell>
          <table:table-cell office:value-type="float" office:value="0.02930403" calcext:value-type="float">
            <text:p>0.02930403</text:p>
          </table:table-cell>
          <table:table-cell table:number-columns-repeated="3"/>
          <table:table-cell office:value-type="float" office:value="0.016877636" calcext:value-type="float">
            <text:p>0.016877636</text:p>
          </table:table-cell>
          <table:table-cell/>
          <table:table-cell office:value-type="float" office:value="0.11666667" calcext:value-type="float">
            <text:p>0.11666667</text:p>
          </table:table-cell>
          <table:table-cell office:value-type="float" office:value="0.020408163" calcext:value-type="float">
            <text:p>0.020408163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/>
          <table:table-cell office:value-type="float" office:value="0.10687023" calcext:value-type="float">
            <text:p>0.10687023</text:p>
          </table:table-cell>
          <table:table-cell office:value-type="float" office:value="0.04597701" calcext:value-type="float">
            <text:p>0.04597701</text:p>
          </table:table-cell>
          <table:table-cell office:value-type="float" office:value="0.039711192" calcext:value-type="float">
            <text:p>0.039711192</text:p>
          </table:table-cell>
          <table:table-cell office:value-type="float" office:value="0.010676157" calcext:value-type="float">
            <text:p>0.010676157</text:p>
          </table:table-cell>
          <table:table-cell table:number-columns-repeated="2"/>
          <table:table-cell office:value-type="float" office:value="0.014492754" calcext:value-type="float">
            <text:p>0.014492754</text:p>
          </table:table-cell>
          <table:table-cell office:value-type="float" office:value="0.043956045" calcext:value-type="float">
            <text:p>0.043956045</text:p>
          </table:table-cell>
          <table:table-cell office:value-type="float" office:value="0.10622711" calcext:value-type="float">
            <text:p>0.10622711</text:p>
          </table:table-cell>
          <table:table-cell table:number-columns-repeated="3"/>
          <table:table-cell office:value-type="float" office:value="0.016877636" calcext:value-type="float">
            <text:p>0.016877636</text:p>
          </table:table-cell>
          <table:table-cell/>
          <table:table-cell office:value-type="float" office:value="0.083333336" calcext:value-type="float">
            <text:p>0.083333336</text:p>
          </table:table-cell>
          <table:table-cell office:value-type="float" office:value="0.040816326" calcext:value-type="float">
            <text:p>0.040816326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/>
          <table:table-cell office:value-type="float" office:value="0.10687023" calcext:value-type="float">
            <text:p>0.10687023</text:p>
          </table:table-cell>
          <table:table-cell office:value-type="float" office:value="0.11111111" calcext:value-type="float">
            <text:p>0.11111111</text:p>
          </table:table-cell>
          <table:table-cell office:value-type="float" office:value="0.06859206" calcext:value-type="float">
            <text:p>0.06859206</text:p>
          </table:table-cell>
          <table:table-cell office:value-type="float" office:value="0.014234875" calcext:value-type="float">
            <text:p>0.014234875</text:p>
          </table:table-cell>
          <table:table-cell/>
          <table:table-cell office:value-type="float" office:value="0.014234875" calcext:value-type="float">
            <text:p>0.014234875</text:p>
          </table:table-cell>
          <table:table-cell office:value-type="float" office:value="0.014492754" calcext:value-type="float">
            <text:p>0.014492754</text:p>
          </table:table-cell>
          <table:table-cell office:value-type="float" office:value="0.043956045" calcext:value-type="float">
            <text:p>0.043956045</text:p>
          </table:table-cell>
          <table:table-cell office:value-type="float" office:value="0.05860806" calcext:value-type="float">
            <text:p>0.05860806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0.16666667" calcext:value-type="float">
            <text:p>0.16666667</text:p>
          </table:table-cell>
          <table:table-cell office:value-type="float" office:value="0.040816326" calcext:value-type="float">
            <text:p>0.040816326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table:number-columns-repeated="2"/>
          <table:table-cell office:value-type="float" office:value="0.06896552" calcext:value-type="float">
            <text:p>0.06896552</text:p>
          </table:table-cell>
          <table:table-cell office:value-type="float" office:value="0.057761732" calcext:value-type="float">
            <text:p>0.057761732</text:p>
          </table:table-cell>
          <table:table-cell office:value-type="float" office:value="0.02846975" calcext:value-type="float">
            <text:p>0.02846975</text:p>
          </table:table-cell>
          <table:table-cell table:number-columns-repeated="2"/>
          <table:table-cell office:value-type="float" office:value="0.028985508" calcext:value-type="float">
            <text:p>0.028985508</text:p>
          </table:table-cell>
          <table:table-cell office:value-type="float" office:value="0.17582418" calcext:value-type="float">
            <text:p>0.17582418</text:p>
          </table:table-cell>
          <table:table-cell office:value-type="float" office:value="0.014652015" calcext:value-type="float">
            <text:p>0.014652015</text:p>
          </table:table-cell>
          <table:table-cell table:number-columns-repeated="5"/>
          <table:table-cell office:value-type="float" office:value="0.05" calcext:value-type="float">
            <text:p>0.05</text:p>
          </table:table-cell>
          <table:table-cell office:value-type="float" office:value="0.020408163" calcext:value-type="float">
            <text:p>0.020408163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/>
          <table:table-cell office:value-type="float" office:value="0.045801528" calcext:value-type="float">
            <text:p>0.045801528</text:p>
          </table:table-cell>
          <table:table-cell office:value-type="float" office:value="0.06896552" calcext:value-type="float">
            <text:p>0.06896552</text:p>
          </table:table-cell>
          <table:table-cell office:value-type="float" office:value="0.028880866" calcext:value-type="float">
            <text:p>0.028880866</text:p>
          </table:table-cell>
          <table:table-cell table:number-columns-repeated="3"/>
          <table:table-cell office:value-type="float" office:value="0.028985508" calcext:value-type="float">
            <text:p>0.028985508</text:p>
          </table:table-cell>
          <table:table-cell table:number-columns-repeated="2" office:value-type="float" office:value="0.05860806" calcext:value-type="float">
            <text:p>0.05860806</text:p>
          </table:table-cell>
          <table:table-cell table:number-columns-repeated="5"/>
          <table:table-cell office:value-type="float" office:value="0.033333335" calcext:value-type="float">
            <text:p>0.033333335</text:p>
          </table:table-cell>
          <table:table-cell/>
        </table:table-row>
        <table:table-row table:style-name="ro1">
          <table:table-cell office:value-type="float" office:value="-71" calcext:value-type="float">
            <text:p>-71</text:p>
          </table:table-cell>
          <table:table-cell/>
          <table:table-cell office:value-type="float" office:value="0.07633588" calcext:value-type="float">
            <text:p>0.07633588</text:p>
          </table:table-cell>
          <table:table-cell/>
          <table:table-cell office:value-type="float" office:value="0.09747292" calcext:value-type="float">
            <text:p>0.09747292</text:p>
          </table:table-cell>
          <table:table-cell office:value-type="float" office:value="0.03914591" calcext:value-type="float">
            <text:p>0.03914591</text:p>
          </table:table-cell>
          <table:table-cell table:number-columns-repeated="2"/>
          <table:table-cell office:value-type="float" office:value="0.028985508" calcext:value-type="float">
            <text:p>0.028985508</text:p>
          </table:table-cell>
          <table:table-cell office:value-type="float" office:value="0.102564104" calcext:value-type="float">
            <text:p>0.102564104</text:p>
          </table:table-cell>
          <table:table-cell office:value-type="float" office:value="0.1904762" calcext:value-type="float">
            <text:p>0.1904762</text:p>
          </table:table-cell>
          <table:table-cell table:number-columns-repeated="5"/>
          <table:table-cell office:value-type="float" office:value="0.016666668" calcext:value-type="float">
            <text:p>0.016666668</text:p>
          </table:table-cell>
          <table:table-cell/>
        </table:table-row>
        <table:table-row table:style-name="ro1">
          <table:table-cell office:value-type="float" office:value="-70" calcext:value-type="float">
            <text:p>-70</text:p>
          </table:table-cell>
          <table:table-cell/>
          <table:table-cell office:value-type="float" office:value="0.015267176" calcext:value-type="float">
            <text:p>0.015267176</text:p>
          </table:table-cell>
          <table:table-cell office:value-type="float" office:value="0.03065134" calcext:value-type="float">
            <text:p>0.03065134</text:p>
          </table:table-cell>
          <table:table-cell office:value-type="float" office:value="0.06859206" calcext:value-type="float">
            <text:p>0.06859206</text:p>
          </table:table-cell>
          <table:table-cell office:value-type="float" office:value="0.024911031" calcext:value-type="float">
            <text:p>0.024911031</text:p>
          </table:table-cell>
          <table:table-cell table:number-columns-repeated="2"/>
          <table:table-cell office:value-type="float" office:value="0.028985508" calcext:value-type="float">
            <text:p>0.028985508</text:p>
          </table:table-cell>
          <table:table-cell office:value-type="float" office:value="0.16117217" calcext:value-type="float">
            <text:p>0.16117217</text:p>
          </table:table-cell>
          <table:table-cell office:value-type="float" office:value="0.102564104" calcext:value-type="float">
            <text:p>0.102564104</text:p>
          </table:table-cell>
          <table:table-cell table:number-columns-repeated="5"/>
          <table:table-cell office:value-type="float" office:value="0.016666668" calcext:value-type="float">
            <text:p>0.016666668</text:p>
          </table:table-cell>
          <table:table-cell/>
        </table:table-row>
        <table:table-row table:style-name="ro1">
          <table:table-cell office:value-type="float" office:value="-69" calcext:value-type="float">
            <text:p>-69</text:p>
          </table:table-cell>
          <table:table-cell/>
          <table:table-cell office:value-type="float" office:value="0.030534351" calcext:value-type="float">
            <text:p>0.030534351</text:p>
          </table:table-cell>
          <table:table-cell office:value-type="float" office:value="0.08429119" calcext:value-type="float">
            <text:p>0.08429119</text:p>
          </table:table-cell>
          <table:table-cell office:value-type="float" office:value="0.028880866" calcext:value-type="float">
            <text:p>0.028880866</text:p>
          </table:table-cell>
          <table:table-cell table:number-columns-repeated="3"/>
          <table:table-cell office:value-type="float" office:value="0.028985508" calcext:value-type="float">
            <text:p>0.028985508</text:p>
          </table:table-cell>
          <table:table-cell office:value-type="float" office:value="0.07326008" calcext:value-type="float">
            <text:p>0.07326008</text:p>
          </table:table-cell>
          <table:table-cell office:value-type="float" office:value="0.102564104" calcext:value-type="float">
            <text:p>0.102564104</text:p>
          </table:table-cell>
          <table:table-cell table:number-columns-repeated="7"/>
        </table:table-row>
        <table:table-row table:style-name="ro1">
          <table:table-cell office:value-type="float" office:value="-68" calcext:value-type="float">
            <text:p>-68</text:p>
          </table:table-cell>
          <table:table-cell/>
          <table:table-cell office:value-type="float" office:value="0.015267176" calcext:value-type="float">
            <text:p>0.015267176</text:p>
          </table:table-cell>
          <table:table-cell office:value-type="float" office:value="0.099616855" calcext:value-type="float">
            <text:p>0.099616855</text:p>
          </table:table-cell>
          <table:table-cell office:value-type="float" office:value="0.10830325" calcext:value-type="float">
            <text:p>0.10830325</text:p>
          </table:table-cell>
          <table:table-cell office:value-type="float" office:value="0.085409254" calcext:value-type="float">
            <text:p>0.085409254</text:p>
          </table:table-cell>
          <table:table-cell/>
          <table:table-cell office:value-type="float" office:value="0.014234875" calcext:value-type="float">
            <text:p>0.014234875</text:p>
          </table:table-cell>
          <table:table-cell office:value-type="float" office:value="0.04347826" calcext:value-type="float">
            <text:p>0.04347826</text:p>
          </table:table-cell>
          <table:table-cell table:number-columns-repeated="2" office:value-type="float" office:value="0.02930403" calcext:value-type="float">
            <text:p>0.02930403</text:p>
          </table:table-cell>
          <table:table-cell table:number-columns-repeated="7"/>
        </table:table-row>
        <table:table-row table:style-name="ro1">
          <table:table-cell office:value-type="float" office:value="-67" calcext:value-type="float">
            <text:p>-67</text:p>
          </table:table-cell>
          <table:table-cell table:number-columns-repeated="2"/>
          <table:table-cell office:value-type="float" office:value="0.04789272" calcext:value-type="float">
            <text:p>0.04789272</text:p>
          </table:table-cell>
          <table:table-cell office:value-type="float" office:value="0.08303249" calcext:value-type="float">
            <text:p>0.08303249</text:p>
          </table:table-cell>
          <table:table-cell office:value-type="float" office:value="0.06761566" calcext:value-type="float">
            <text:p>0.06761566</text:p>
          </table:table-cell>
          <table:table-cell table:number-columns-repeated="2"/>
          <table:table-cell office:value-type="float" office:value="0.014492754" calcext:value-type="float">
            <text:p>0.014492754</text:p>
          </table:table-cell>
          <table:table-cell office:value-type="float" office:value="0.102564104" calcext:value-type="float">
            <text:p>0.102564104</text:p>
          </table:table-cell>
          <table:table-cell office:value-type="float" office:value="0.043956045" calcext:value-type="float">
            <text:p>0.043956045</text:p>
          </table:table-cell>
          <table:table-cell table:number-columns-repeated="7"/>
        </table:table-row>
        <table:table-row table:style-name="ro1">
          <table:table-cell office:value-type="float" office:value="-66" calcext:value-type="float">
            <text:p>-66</text:p>
          </table:table-cell>
          <table:table-cell table:number-columns-repeated="2"/>
          <table:table-cell office:value-type="float" office:value="0.007662835" calcext:value-type="float">
            <text:p>0.007662835</text:p>
          </table:table-cell>
          <table:table-cell office:value-type="float" office:value="0.028880866" calcext:value-type="float">
            <text:p>0.028880866</text:p>
          </table:table-cell>
          <table:table-cell office:value-type="float" office:value="0.02846975" calcext:value-type="float">
            <text:p>0.02846975</text:p>
          </table:table-cell>
          <table:table-cell table:number-columns-repeated="2"/>
          <table:table-cell office:value-type="float" office:value="0.072463766" calcext:value-type="float">
            <text:p>0.072463766</text:p>
          </table:table-cell>
          <table:table-cell office:value-type="float" office:value="0.02930403" calcext:value-type="float">
            <text:p>0.02930403</text:p>
          </table:table-cell>
          <table:table-cell office:value-type="float" office:value="0.07326008" calcext:value-type="float">
            <text:p>0.07326008</text:p>
          </table:table-cell>
          <table:table-cell table:number-columns-repeated="5"/>
          <table:table-cell office:value-type="float" office:value="0.016666668" calcext:value-type="float">
            <text:p>0.016666668</text:p>
          </table:table-cell>
          <table:table-cell/>
        </table:table-row>
        <table:table-row table:style-name="ro1">
          <table:table-cell office:value-type="float" office:value="-65" calcext:value-type="float">
            <text:p>-65</text:p>
          </table:table-cell>
          <table:table-cell table:number-columns-repeated="2"/>
          <table:table-cell office:value-type="float" office:value="0.05172414" calcext:value-type="float">
            <text:p>0.05172414</text:p>
          </table:table-cell>
          <table:table-cell office:value-type="float" office:value="0.054151624" calcext:value-type="float">
            <text:p>0.054151624</text:p>
          </table:table-cell>
          <table:table-cell office:value-type="float" office:value="0.042704627" calcext:value-type="float">
            <text:p>0.042704627</text:p>
          </table:table-cell>
          <table:table-cell table:number-columns-repeated="2"/>
          <table:table-cell office:value-type="float" office:value="0.072463766" calcext:value-type="float">
            <text:p>0.072463766</text:p>
          </table:table-cell>
          <table:table-cell office:value-type="float" office:value="0.07326008" calcext:value-type="float">
            <text:p>0.07326008</text:p>
          </table:table-cell>
          <table:table-cell table:number-columns-repeated="4"/>
          <table:table-cell office:value-type="float" office:value="0.016877636" calcext:value-type="float">
            <text:p>0.016877636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-64" calcext:value-type="float">
            <text:p>-64</text:p>
          </table:table-cell>
          <table:table-cell table:number-columns-repeated="2"/>
          <table:table-cell office:value-type="float" office:value="0.01532567" calcext:value-type="float">
            <text:p>0.01532567</text:p>
          </table:table-cell>
          <table:table-cell office:value-type="float" office:value="0.028880866" calcext:value-type="float">
            <text:p>0.028880866</text:p>
          </table:table-cell>
          <table:table-cell office:value-type="float" office:value="0.014234875" calcext:value-type="float">
            <text:p>0.014234875</text:p>
          </table:table-cell>
          <table:table-cell table:number-columns-repeated="2"/>
          <table:table-cell office:value-type="float" office:value="0.028985508" calcext:value-type="float">
            <text:p>0.028985508</text:p>
          </table:table-cell>
          <table:table-cell table:number-columns-repeated="2" office:value-type="float" office:value="0.014652015" calcext:value-type="float">
            <text:p>0.014652015</text:p>
          </table:table-cell>
          <table:table-cell table:number-columns-repeated="3"/>
          <table:table-cell office:value-type="float" office:value="0.016877636" calcext:value-type="float">
            <text:p>0.016877636</text:p>
          </table:table-cell>
          <table:table-cell table:number-columns-repeated="3"/>
        </table:table-row>
        <table:table-row table:style-name="ro1">
          <table:table-cell office:value-type="float" office:value="-63" calcext:value-type="float">
            <text:p>-63</text:p>
          </table:table-cell>
          <table:table-cell table:number-columns-repeated="2"/>
          <table:table-cell office:value-type="float" office:value="0.007662835" calcext:value-type="float">
            <text:p>0.007662835</text:p>
          </table:table-cell>
          <table:table-cell office:value-type="float" office:value="0.014440433" calcext:value-type="float">
            <text:p>0.014440433</text:p>
          </table:table-cell>
          <table:table-cell office:value-type="float" office:value="0.02846975" calcext:value-type="float">
            <text:p>0.02846975</text:p>
          </table:table-cell>
          <table:table-cell table:number-columns-repeated="2"/>
          <table:table-cell office:value-type="float" office:value="0.057971016" calcext:value-type="float">
            <text:p>0.057971016</text:p>
          </table:table-cell>
          <table:table-cell office:value-type="float" office:value="0.02930403" calcext:value-type="float">
            <text:p>0.02930403</text:p>
          </table:table-cell>
          <table:table-cell table:number-columns-repeated="4"/>
          <table:table-cell office:value-type="float" office:value="0.016877636" calcext:value-type="float">
            <text:p>0.016877636</text:p>
          </table:table-cell>
          <table:table-cell table:number-columns-repeated="3"/>
        </table:table-row>
        <table:table-row table:style-name="ro1">
          <table:table-cell office:value-type="float" office:value="-62" calcext:value-type="float">
            <text:p>-62</text:p>
          </table:table-cell>
          <table:table-cell table:number-columns-repeated="2"/>
          <table:table-cell office:value-type="float" office:value="0.06130268" calcext:value-type="float">
            <text:p>0.06130268</text:p>
          </table:table-cell>
          <table:table-cell office:value-type="float" office:value="0.0433213" calcext:value-type="float">
            <text:p>0.0433213</text:p>
          </table:table-cell>
          <table:table-cell office:value-type="float" office:value="0.099644125" calcext:value-type="float">
            <text:p>0.099644125</text:p>
          </table:table-cell>
          <table:table-cell/>
          <table:table-cell office:value-type="float" office:value="0.014234875" calcext:value-type="float">
            <text:p>0.014234875</text:p>
          </table:table-cell>
          <table:table-cell office:value-type="float" office:value="0.08695652" calcext:value-type="float">
            <text:p>0.08695652</text:p>
          </table:table-cell>
          <table:table-cell office:value-type="float" office:value="0.032967035" calcext:value-type="float">
            <text:p>0.032967035</text:p>
          </table:table-cell>
          <table:table-cell table:number-columns-repeated="8"/>
        </table:table-row>
        <table:table-row table:style-name="ro1">
          <table:table-cell office:value-type="float" office:value="-61" calcext:value-type="float">
            <text:p>-61</text:p>
          </table:table-cell>
          <table:table-cell table:number-columns-repeated="2"/>
          <table:table-cell office:value-type="float" office:value="0.007662835" calcext:value-type="float">
            <text:p>0.007662835</text:p>
          </table:table-cell>
          <table:table-cell office:value-type="float" office:value="0.014440433" calcext:value-type="float">
            <text:p>0.014440433</text:p>
          </table:table-cell>
          <table:table-cell office:value-type="float" office:value="0.0569395" calcext:value-type="float">
            <text:p>0.0569395</text:p>
          </table:table-cell>
          <table:table-cell office:value-type="float" office:value="0.02846975" calcext:value-type="float">
            <text:p>0.02846975</text:p>
          </table:table-cell>
          <table:table-cell/>
          <table:table-cell office:value-type="float" office:value="0.057971016" calcext:value-type="float">
            <text:p>0.057971016</text:p>
          </table:table-cell>
          <table:table-cell table:number-columns-repeated="5"/>
          <table:table-cell office:value-type="float" office:value="0.016877636" calcext:value-type="float">
            <text:p>0.016877636</text:p>
          </table:table-cell>
          <table:table-cell table:number-columns-repeated="3"/>
        </table:table-row>
        <table:table-row table:style-name="ro1">
          <table:table-cell office:value-type="float" office:value="-60" calcext:value-type="float">
            <text:p>-60</text:p>
          </table:table-cell>
          <table:table-cell table:number-columns-repeated="2"/>
          <table:table-cell office:value-type="float" office:value="0.007662835" calcext:value-type="float">
            <text:p>0.007662835</text:p>
          </table:table-cell>
          <table:table-cell office:value-type="float" office:value="0.0072202166" calcext:value-type="float">
            <text:p>0.0072202166</text:p>
          </table:table-cell>
          <table:table-cell office:value-type="float" office:value="0.02846975" calcext:value-type="float">
            <text:p>0.02846975</text:p>
          </table:table-cell>
          <table:table-cell office:value-type="float" office:value="0.042704627" calcext:value-type="float">
            <text:p>0.042704627</text:p>
          </table:table-cell>
          <table:table-cell office:value-type="float" office:value="0.014234875" calcext:value-type="float">
            <text:p>0.014234875</text:p>
          </table:table-cell>
          <table:table-cell office:value-type="float" office:value="0.10144927" calcext:value-type="float">
            <text:p>0.10144927</text:p>
          </table:table-cell>
          <table:table-cell/>
          <table:table-cell office:value-type="float" office:value="0.014652015" calcext:value-type="float">
            <text:p>0.014652015</text:p>
          </table:table-cell>
          <table:table-cell table:number-columns-repeated="7"/>
        </table:table-row>
        <table:table-row table:style-name="ro1">
          <table:table-cell office:value-type="float" office:value="-59" calcext:value-type="float">
            <text:p>-59</text:p>
          </table:table-cell>
          <table:table-cell table:number-columns-repeated="4"/>
          <table:table-cell office:value-type="float" office:value="0.099644125" calcext:value-type="float">
            <text:p>0.099644125</text:p>
          </table:table-cell>
          <table:table-cell office:value-type="float" office:value="0.02846975" calcext:value-type="float">
            <text:p>0.02846975</text:p>
          </table:table-cell>
          <table:table-cell office:value-type="float" office:value="0.014234875" calcext:value-type="float">
            <text:p>0.014234875</text:p>
          </table:table-cell>
          <table:table-cell office:value-type="float" office:value="0.072463766" calcext:value-type="float">
            <text:p>0.072463766</text:p>
          </table:table-cell>
          <table:table-cell table:number-columns-repeated="9"/>
        </table:table-row>
        <table:table-row table:style-name="ro1">
          <table:table-cell office:value-type="float" office:value="-58" calcext:value-type="float">
            <text:p>-58</text:p>
          </table:table-cell>
          <table:table-cell table:number-columns-repeated="4"/>
          <table:table-cell table:number-columns-repeated="2" office:value-type="float" office:value="0.014234875" calcext:value-type="float">
            <text:p>0.014234875</text:p>
          </table:table-cell>
          <table:table-cell office:value-type="float" office:value="0.02846975" calcext:value-type="float">
            <text:p>0.02846975</text:p>
          </table:table-cell>
          <table:table-cell office:value-type="float" office:value="0.04347826" calcext:value-type="float">
            <text:p>0.04347826</text:p>
          </table:table-cell>
          <table:table-cell table:number-columns-repeated="9"/>
        </table:table-row>
        <table:table-row table:style-name="ro1">
          <table:table-cell office:value-type="float" office:value="-57" calcext:value-type="float">
            <text:p>-57</text:p>
          </table:table-cell>
          <table:table-cell table:number-columns-repeated="4"/>
          <table:table-cell office:value-type="float" office:value="0.0569395" calcext:value-type="float">
            <text:p>0.0569395</text:p>
          </table:table-cell>
          <table:table-cell office:value-type="float" office:value="0.02846975" calcext:value-type="float">
            <text:p>0.02846975</text:p>
          </table:table-cell>
          <table:table-cell office:value-type="float" office:value="0.014234875" calcext:value-type="float">
            <text:p>0.014234875</text:p>
          </table:table-cell>
          <table:table-cell office:value-type="float" office:value="0.072463766" calcext:value-type="float">
            <text:p>0.072463766</text:p>
          </table:table-cell>
          <table:table-cell table:number-columns-repeated="9"/>
        </table:table-row>
        <table:table-row table:style-name="ro1">
          <table:table-cell office:value-type="float" office:value="-56" calcext:value-type="float">
            <text:p>-56</text:p>
          </table:table-cell>
          <table:table-cell table:number-columns-repeated="4"/>
          <table:table-cell office:value-type="float" office:value="0.0569395" calcext:value-type="float">
            <text:p>0.0569395</text:p>
          </table:table-cell>
          <table:table-cell office:value-type="float" office:value="0.02846975" calcext:value-type="float">
            <text:p>0.02846975</text:p>
          </table:table-cell>
          <table:table-cell office:value-type="float" office:value="0.014234875" calcext:value-type="float">
            <text:p>0.014234875</text:p>
          </table:table-cell>
          <table:table-cell table:number-columns-repeated="6"/>
          <table:table-cell office:value-type="float" office:value="0.016877636" calcext:value-type="float">
            <text:p>0.016877636</text:p>
          </table:table-cell>
          <table:table-cell table:number-columns-repeated="3"/>
        </table:table-row>
        <table:table-row table:style-name="ro1">
          <table:table-cell office:value-type="float" office:value="-55" calcext:value-type="float">
            <text:p>-55</text:p>
          </table:table-cell>
          <table:table-cell table:number-columns-repeated="4"/>
          <table:table-cell office:value-type="float" office:value="0.014234875" calcext:value-type="float">
            <text:p>0.014234875</text:p>
          </table:table-cell>
          <table:table-cell office:value-type="float" office:value="0.0569395" calcext:value-type="float">
            <text:p>0.0569395</text:p>
          </table:table-cell>
          <table:table-cell office:value-type="float" office:value="0.113879" calcext:value-type="float">
            <text:p>0.113879</text:p>
          </table:table-cell>
          <table:table-cell office:value-type="float" office:value="0.04347826" calcext:value-type="float">
            <text:p>0.04347826</text:p>
          </table:table-cell>
          <table:table-cell table:number-columns-repeated="5"/>
          <table:table-cell office:value-type="float" office:value="0.016877636" calcext:value-type="float">
            <text:p>0.016877636</text:p>
          </table:table-cell>
          <table:table-cell table:number-columns-repeated="3"/>
        </table:table-row>
        <table:table-row table:style-name="ro1">
          <table:table-cell office:value-type="float" office:value="-54" calcext:value-type="float">
            <text:p>-54</text:p>
          </table:table-cell>
          <table:table-cell table:number-columns-repeated="4"/>
          <table:table-cell office:value-type="float" office:value="0.014234875" calcext:value-type="float">
            <text:p>0.014234875</text:p>
          </table:table-cell>
          <table:table-cell office:value-type="float" office:value="0.021352313" calcext:value-type="float">
            <text:p>0.021352313</text:p>
          </table:table-cell>
          <table:table-cell office:value-type="float" office:value="0.042704627" calcext:value-type="float">
            <text:p>0.042704627</text:p>
          </table:table-cell>
          <table:table-cell office:value-type="float" office:value="0.028985508" calcext:value-type="float">
            <text:p>0.028985508</text:p>
          </table:table-cell>
          <table:table-cell table:number-columns-repeated="9"/>
        </table:table-row>
        <table:table-row table:style-name="ro1">
          <table:table-cell office:value-type="float" office:value="-53" calcext:value-type="float">
            <text:p>-53</text:p>
          </table:table-cell>
          <table:table-cell table:number-columns-repeated="4"/>
          <table:table-cell office:value-type="float" office:value="0.0569395" calcext:value-type="float">
            <text:p>0.0569395</text:p>
          </table:table-cell>
          <table:table-cell office:value-type="float" office:value="0.02846975" calcext:value-type="float">
            <text:p>0.02846975</text:p>
          </table:table-cell>
          <table:table-cell office:value-type="float" office:value="0.113879" calcext:value-type="float">
            <text:p>0.113879</text:p>
          </table:table-cell>
          <table:table-cell office:value-type="float" office:value="0.028985508" calcext:value-type="float">
            <text:p>0.028985508</text:p>
          </table:table-cell>
          <table:table-cell table:number-columns-repeated="9"/>
        </table:table-row>
        <table:table-row table:style-name="ro1">
          <table:table-cell office:value-type="float" office:value="-52" calcext:value-type="float">
            <text:p>-52</text:p>
          </table:table-cell>
          <table:table-cell table:number-columns-repeated="4"/>
          <table:table-cell table:number-columns-repeated="2" office:value-type="float" office:value="0.014234875" calcext:value-type="float">
            <text:p>0.014234875</text:p>
          </table:table-cell>
          <table:table-cell office:value-type="float" office:value="0.085409254" calcext:value-type="float">
            <text:p>0.085409254</text:p>
          </table:table-cell>
          <table:table-cell table:number-columns-repeated="6"/>
          <table:table-cell office:value-type="float" office:value="0.016877636" calcext:value-type="float">
            <text:p>0.016877636</text:p>
          </table:table-cell>
          <table:table-cell table:number-columns-repeated="3"/>
        </table:table-row>
        <table:table-row table:style-name="ro1">
          <table:table-cell office:value-type="float" office:value="-51" calcext:value-type="float">
            <text:p>-51</text:p>
          </table:table-cell>
          <table:table-cell table:number-columns-repeated="4"/>
          <table:table-cell office:value-type="float" office:value="0.02846975" calcext:value-type="float">
            <text:p>0.02846975</text:p>
          </table:table-cell>
          <table:table-cell table:number-columns-repeated="2" office:value-type="float" office:value="0.085409254" calcext:value-type="float">
            <text:p>0.085409254</text:p>
          </table:table-cell>
          <table:table-cell table:number-columns-repeated="10"/>
        </table:table-row>
        <table:table-row table:style-name="ro1">
          <table:table-cell office:value-type="float" office:value="-50" calcext:value-type="float">
            <text:p>-50</text:p>
          </table:table-cell>
          <table:table-cell table:number-columns-repeated="5"/>
          <table:table-cell office:value-type="float" office:value="0.0569395" calcext:value-type="float">
            <text:p>0.0569395</text:p>
          </table:table-cell>
          <table:table-cell office:value-type="float" office:value="0.02846975" calcext:value-type="float">
            <text:p>0.02846975</text:p>
          </table:table-cell>
          <table:table-cell table:number-columns-repeated="6"/>
          <table:table-cell office:value-type="float" office:value="0.012658228" calcext:value-type="float">
            <text:p>0.012658228</text:p>
          </table:table-cell>
          <table:table-cell table:number-columns-repeated="3"/>
        </table:table-row>
        <table:table-row table:style-name="ro1">
          <table:table-cell office:value-type="float" office:value="-49" calcext:value-type="float">
            <text:p>-49</text:p>
          </table:table-cell>
          <table:table-cell table:number-columns-repeated="4"/>
          <table:table-cell office:value-type="float" office:value="0.014234875" calcext:value-type="float">
            <text:p>0.014234875</text:p>
          </table:table-cell>
          <table:table-cell office:value-type="float" office:value="0.071174376" calcext:value-type="float">
            <text:p>0.071174376</text:p>
          </table:table-cell>
          <table:table-cell office:value-type="float" office:value="0.0569395" calcext:value-type="float">
            <text:p>0.0569395</text:p>
          </table:table-cell>
          <table:table-cell table:number-columns-repeated="10"/>
        </table:table-row>
        <table:table-row table:style-name="ro1">
          <table:table-cell office:value-type="float" office:value="-48" calcext:value-type="float">
            <text:p>-48</text:p>
          </table:table-cell>
          <table:table-cell table:number-columns-repeated="5"/>
          <table:table-cell office:value-type="float" office:value="0.085409254" calcext:value-type="float">
            <text:p>0.085409254</text:p>
          </table:table-cell>
          <table:table-cell office:value-type="float" office:value="0.0035587188" calcext:value-type="float">
            <text:p>0.0035587188</text:p>
          </table:table-cell>
          <table:table-cell table:number-columns-repeated="10"/>
        </table:table-row>
        <table:table-row table:style-name="ro1">
          <table:table-cell office:value-type="float" office:value="-47" calcext:value-type="float">
            <text:p>-47</text:p>
          </table:table-cell>
          <table:table-cell table:number-columns-repeated="5"/>
          <table:table-cell office:value-type="float" office:value="0.085409254" calcext:value-type="float">
            <text:p>0.085409254</text:p>
          </table:table-cell>
          <table:table-cell office:value-type="float" office:value="0.042704627" calcext:value-type="float">
            <text:p>0.042704627</text:p>
          </table:table-cell>
          <table:table-cell table:number-columns-repeated="10"/>
        </table:table-row>
        <table:table-row table:style-name="ro1">
          <table:table-cell office:value-type="float" office:value="-46" calcext:value-type="float">
            <text:p>-46</text:p>
          </table:table-cell>
          <table:table-cell table:number-columns-repeated="5"/>
          <table:table-cell office:value-type="float" office:value="0.071174376" calcext:value-type="float">
            <text:p>0.071174376</text:p>
          </table:table-cell>
          <table:table-cell office:value-type="float" office:value="0.042704627" calcext:value-type="float">
            <text:p>0.042704627</text:p>
          </table:table-cell>
          <table:table-cell table:number-columns-repeated="10"/>
        </table:table-row>
        <table:table-row table:style-name="ro1">
          <table:table-cell office:value-type="float" office:value="-45" calcext:value-type="float">
            <text:p>-45</text:p>
          </table:table-cell>
          <table:table-cell table:number-columns-repeated="5"/>
          <table:table-cell office:value-type="float" office:value="0.06761566" calcext:value-type="float">
            <text:p>0.06761566</text:p>
          </table:table-cell>
          <table:table-cell office:value-type="float" office:value="0.113879" calcext:value-type="float">
            <text:p>0.113879</text:p>
          </table:table-cell>
          <table:table-cell table:number-columns-repeated="10"/>
        </table:table-row>
        <table:table-row table:style-name="ro1">
          <table:table-cell office:value-type="float" office:value="-44" calcext:value-type="float">
            <text:p>-44</text:p>
          </table:table-cell>
          <table:table-cell table:number-columns-repeated="5"/>
          <table:table-cell office:value-type="float" office:value="0.071174376" calcext:value-type="float">
            <text:p>0.071174376</text:p>
          </table:table-cell>
          <table:table-cell office:value-type="float" office:value="0.042704627" calcext:value-type="float">
            <text:p>0.042704627</text:p>
          </table:table-cell>
          <table:table-cell table:number-columns-repeated="10"/>
        </table:table-row>
        <table:table-row table:style-name="ro1">
          <table:table-cell office:value-type="float" office:value="-43" calcext:value-type="float">
            <text:p>-43</text:p>
          </table:table-cell>
          <table:table-cell table:number-columns-repeated="5"/>
          <table:table-cell office:value-type="float" office:value="0.02846975" calcext:value-type="float">
            <text:p>0.02846975</text:p>
          </table:table-cell>
          <table:table-cell office:value-type="float" office:value="0.042704627" calcext:value-type="float">
            <text:p>0.042704627</text:p>
          </table:table-cell>
          <table:table-cell table:number-columns-repeated="10"/>
        </table:table-row>
        <table:table-row table:style-name="ro1">
          <table:table-cell office:value-type="float" office:value="-42" calcext:value-type="float">
            <text:p>-42</text:p>
          </table:table-cell>
          <table:table-cell table:number-columns-repeated="5"/>
          <table:table-cell office:value-type="float" office:value="0.014234875" calcext:value-type="float">
            <text:p>0.014234875</text:p>
          </table:table-cell>
          <table:table-cell office:value-type="float" office:value="0.042704627" calcext:value-type="float">
            <text:p>0.042704627</text:p>
          </table:table-cell>
          <table:table-cell table:number-columns-repeated="10"/>
        </table:table-row>
        <table:table-row table:style-name="ro1">
          <table:table-cell office:value-type="float" office:value="-41" calcext:value-type="float">
            <text:p>-41</text:p>
          </table:table-cell>
          <table:table-cell table:number-columns-repeated="5"/>
          <table:table-cell office:value-type="float" office:value="0.02846975" calcext:value-type="float">
            <text:p>0.02846975</text:p>
          </table:table-cell>
          <table:table-cell office:value-type="float" office:value="0.014234875" calcext:value-type="float">
            <text:p>0.014234875</text:p>
          </table:table-cell>
          <table:table-cell table:number-columns-repeated="10"/>
        </table:table-row>
        <table:table-row table:style-name="ro1">
          <table:table-cell office:value-type="float" office:value="-40" calcext:value-type="float">
            <text:p>-40</text:p>
          </table:table-cell>
          <table:table-cell table:number-columns-repeated="17"/>
        </table:table-row>
        <table:table-row table:style-name="ro1">
          <table:table-cell office:value-type="float" office:value="-39" calcext:value-type="float">
            <text:p>-39</text:p>
          </table:table-cell>
          <table:table-cell table:number-columns-repeated="5"/>
          <table:table-cell office:value-type="float" office:value="0.014234875" calcext:value-type="float">
            <text:p>0.014234875</text:p>
          </table:table-cell>
          <table:table-cell table:number-columns-repeated="11"/>
        </table:table-row>
        <table:table-row table:style-name="ro1">
          <table:table-cell office:value-type="float" office:value="-38" calcext:value-type="float">
            <text:p>-38</text:p>
          </table:table-cell>
          <table:table-cell table:number-columns-repeated="5"/>
          <table:table-cell office:value-type="float" office:value="0.014234875" calcext:value-type="float">
            <text:p>0.014234875</text:p>
          </table:table-cell>
          <table:table-cell table:number-columns-repeated="7"/>
          <table:table-cell office:value-type="float" office:value="0.016877636" calcext:value-type="float">
            <text:p>0.016877636</text:p>
          </table:table-cell>
          <table:table-cell table:number-columns-repeated="3"/>
        </table:table-row>
        <table:table-row table:style-name="ro1">
          <table:table-cell office:value-type="float" office:value="-37" calcext:value-type="float">
            <text:p>-37</text:p>
          </table:table-cell>
          <table:table-cell table:number-columns-repeated="5"/>
          <table:table-cell office:value-type="float" office:value="0.014234875" calcext:value-type="float">
            <text:p>0.014234875</text:p>
          </table:table-cell>
          <table:table-cell table:number-columns-repeated="11"/>
        </table:table-row>
      </table:table>
      <table:table table:name="c2" table:style-name="ta1">
        <table:table-column table:style-name="co7" table:number-columns-repeated="3" table:default-cell-style-name="Default"/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12" calcext:value-type="float">
            <text:p>12</text:p>
          </table:table-cell>
          <table:table-cell office:value-type="float" office:value="0.045801528" calcext:value-type="float">
            <text:p>0.045801528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8" calcext:value-type="float">
            <text:p>8</text:p>
          </table:table-cell>
          <table:table-cell office:value-type="float" office:value="0.030534351" calcext:value-type="float">
            <text:p>0.030534351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12" calcext:value-type="float">
            <text:p>12</text:p>
          </table:table-cell>
          <table:table-cell office:value-type="float" office:value="0.045801528" calcext:value-type="float">
            <text:p>0.045801528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12" calcext:value-type="float">
            <text:p>12</text:p>
          </table:table-cell>
          <table:table-cell office:value-type="float" office:value="0.045801528" calcext:value-type="float">
            <text:p>0.045801528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16" calcext:value-type="float">
            <text:p>16</text:p>
          </table:table-cell>
          <table:table-cell office:value-type="float" office:value="0.061068702" calcext:value-type="float">
            <text:p>0.061068702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24" calcext:value-type="float">
            <text:p>24</text:p>
          </table:table-cell>
          <table:table-cell office:value-type="float" office:value="0.091603056" calcext:value-type="float">
            <text:p>0.091603056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28" calcext:value-type="float">
            <text:p>28</text:p>
          </table:table-cell>
          <table:table-cell office:value-type="float" office:value="0.10687023" calcext:value-type="float">
            <text:p>0.10687023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46" calcext:value-type="float">
            <text:p>46</text:p>
          </table:table-cell>
          <table:table-cell office:value-type="float" office:value="0.17557251" calcext:value-type="float">
            <text:p>0.17557251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28" calcext:value-type="float">
            <text:p>28</text:p>
          </table:table-cell>
          <table:table-cell office:value-type="float" office:value="0.10687023" calcext:value-type="float">
            <text:p>0.10687023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28" calcext:value-type="float">
            <text:p>28</text:p>
          </table:table-cell>
          <table:table-cell office:value-type="float" office:value="0.10687023" calcext:value-type="float">
            <text:p>0.10687023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12" calcext:value-type="float">
            <text:p>12</text:p>
          </table:table-cell>
          <table:table-cell office:value-type="float" office:value="0.045801528" calcext:value-type="float">
            <text:p>0.045801528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20" calcext:value-type="float">
            <text:p>20</text:p>
          </table:table-cell>
          <table:table-cell office:value-type="float" office:value="0.07633588" calcext:value-type="float">
            <text:p>0.07633588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4" calcext:value-type="float">
            <text:p>4</text:p>
          </table:table-cell>
          <table:table-cell office:value-type="float" office:value="0.015267176" calcext:value-type="float">
            <text:p>0.015267176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8" calcext:value-type="float">
            <text:p>8</text:p>
          </table:table-cell>
          <table:table-cell office:value-type="float" office:value="0.030534351" calcext:value-type="float">
            <text:p>0.030534351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4" calcext:value-type="float">
            <text:p>4</text:p>
          </table:table-cell>
          <table:table-cell office:value-type="float" office:value="0.015267176" calcext:value-type="float">
            <text:p>0.015267176</text:p>
          </table:table-cell>
        </table:table-row>
      </table:table>
      <table:table table:name="c3" table:style-name="ta1">
        <table:table-column table:style-name="co7" table:number-columns-repeated="3" table:default-cell-style-name="Default"/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8" calcext:value-type="float">
            <text:p>8</text:p>
          </table:table-cell>
          <table:table-cell office:value-type="float" office:value="0.01532567" calcext:value-type="float">
            <text:p>0.01532567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8" calcext:value-type="float">
            <text:p>8</text:p>
          </table:table-cell>
          <table:table-cell office:value-type="float" office:value="0.01532567" calcext:value-type="float">
            <text:p>0.01532567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20" calcext:value-type="float">
            <text:p>20</text:p>
          </table:table-cell>
          <table:table-cell office:value-type="float" office:value="0.038314175" calcext:value-type="float">
            <text:p>0.038314175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20" calcext:value-type="float">
            <text:p>20</text:p>
          </table:table-cell>
          <table:table-cell office:value-type="float" office:value="0.038314175" calcext:value-type="float">
            <text:p>0.038314175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8" calcext:value-type="float">
            <text:p>8</text:p>
          </table:table-cell>
          <table:table-cell office:value-type="float" office:value="0.01532567" calcext:value-type="float">
            <text:p>0.01532567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8" calcext:value-type="float">
            <text:p>8</text:p>
          </table:table-cell>
          <table:table-cell office:value-type="float" office:value="0.01532567" calcext:value-type="float">
            <text:p>0.01532567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36" calcext:value-type="float">
            <text:p>36</text:p>
          </table:table-cell>
          <table:table-cell office:value-type="float" office:value="0.06896552" calcext:value-type="float">
            <text:p>0.06896552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40" calcext:value-type="float">
            <text:p>40</text:p>
          </table:table-cell>
          <table:table-cell office:value-type="float" office:value="0.07662835" calcext:value-type="float">
            <text:p>0.07662835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24" calcext:value-type="float">
            <text:p>24</text:p>
          </table:table-cell>
          <table:table-cell office:value-type="float" office:value="0.04597701" calcext:value-type="float">
            <text:p>0.04597701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58" calcext:value-type="float">
            <text:p>58</text:p>
          </table:table-cell>
          <table:table-cell office:value-type="float" office:value="0.11111111" calcext:value-type="float">
            <text:p>0.11111111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36" calcext:value-type="float">
            <text:p>36</text:p>
          </table:table-cell>
          <table:table-cell office:value-type="float" office:value="0.06896552" calcext:value-type="float">
            <text:p>0.06896552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36" calcext:value-type="float">
            <text:p>36</text:p>
          </table:table-cell>
          <table:table-cell office:value-type="float" office:value="0.06896552" calcext:value-type="float">
            <text:p>0.06896552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16" calcext:value-type="float">
            <text:p>16</text:p>
          </table:table-cell>
          <table:table-cell office:value-type="float" office:value="0.03065134" calcext:value-type="float">
            <text:p>0.03065134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44" calcext:value-type="float">
            <text:p>44</text:p>
          </table:table-cell>
          <table:table-cell office:value-type="float" office:value="0.08429119" calcext:value-type="float">
            <text:p>0.08429119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52" calcext:value-type="float">
            <text:p>52</text:p>
          </table:table-cell>
          <table:table-cell office:value-type="float" office:value="0.099616855" calcext:value-type="float">
            <text:p>0.099616855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25" calcext:value-type="float">
            <text:p>25</text:p>
          </table:table-cell>
          <table:table-cell office:value-type="float" office:value="0.04789272" calcext:value-type="float">
            <text:p>0.04789272</text:p>
          </table:table-cell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4" calcext:value-type="float">
            <text:p>4</text:p>
          </table:table-cell>
          <table:table-cell office:value-type="float" office:value="0.007662835" calcext:value-type="float">
            <text:p>0.007662835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27" calcext:value-type="float">
            <text:p>27</text:p>
          </table:table-cell>
          <table:table-cell office:value-type="float" office:value="0.05172414" calcext:value-type="float">
            <text:p>0.0517241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8" calcext:value-type="float">
            <text:p>8</text:p>
          </table:table-cell>
          <table:table-cell office:value-type="float" office:value="0.01532567" calcext:value-type="float">
            <text:p>0.01532567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4" calcext:value-type="float">
            <text:p>4</text:p>
          </table:table-cell>
          <table:table-cell office:value-type="float" office:value="0.007662835" calcext:value-type="float">
            <text:p>0.007662835</text:p>
          </table:table-cell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32" calcext:value-type="float">
            <text:p>32</text:p>
          </table:table-cell>
          <table:table-cell office:value-type="float" office:value="0.06130268" calcext:value-type="float">
            <text:p>0.06130268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4" calcext:value-type="float">
            <text:p>4</text:p>
          </table:table-cell>
          <table:table-cell office:value-type="float" office:value="0.007662835" calcext:value-type="float">
            <text:p>0.007662835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4" calcext:value-type="float">
            <text:p>4</text:p>
          </table:table-cell>
          <table:table-cell office:value-type="float" office:value="0.007662835" calcext:value-type="float">
            <text:p>0.007662835</text:p>
          </table:table-cell>
        </table:table-row>
      </table:table>
      <table:table table:name="c4" table:style-name="ta1">
        <table:table-column table:style-name="co7" table:number-columns-repeated="3" table:default-cell-style-name="Default"/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4" calcext:value-type="float">
            <text:p>4</text:p>
          </table:table-cell>
          <table:table-cell office:value-type="float" office:value="0.014440433" calcext:value-type="float">
            <text:p>0.014440433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4" calcext:value-type="float">
            <text:p>4</text:p>
          </table:table-cell>
          <table:table-cell office:value-type="float" office:value="0.014440433" calcext:value-type="float">
            <text:p>0.014440433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4" calcext:value-type="float">
            <text:p>4</text:p>
          </table:table-cell>
          <table:table-cell office:value-type="float" office:value="0.014440433" calcext:value-type="float">
            <text:p>0.014440433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4" calcext:value-type="float">
            <text:p>4</text:p>
          </table:table-cell>
          <table:table-cell office:value-type="float" office:value="0.014440433" calcext:value-type="float">
            <text:p>0.014440433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7" calcext:value-type="float">
            <text:p>7</text:p>
          </table:table-cell>
          <table:table-cell office:value-type="float" office:value="0.025270758" calcext:value-type="float">
            <text:p>0.025270758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24" calcext:value-type="float">
            <text:p>24</text:p>
          </table:table-cell>
          <table:table-cell office:value-type="float" office:value="0.0866426" calcext:value-type="float">
            <text:p>0.0866426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8" calcext:value-type="float">
            <text:p>8</text:p>
          </table:table-cell>
          <table:table-cell office:value-type="float" office:value="0.028880866" calcext:value-type="float">
            <text:p>0.028880866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8" calcext:value-type="float">
            <text:p>8</text:p>
          </table:table-cell>
          <table:table-cell office:value-type="float" office:value="0.028880866" calcext:value-type="float">
            <text:p>0.028880866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11" calcext:value-type="float">
            <text:p>11</text:p>
          </table:table-cell>
          <table:table-cell office:value-type="float" office:value="0.039711192" calcext:value-type="float">
            <text:p>0.039711192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19" calcext:value-type="float">
            <text:p>19</text:p>
          </table:table-cell>
          <table:table-cell office:value-type="float" office:value="0.06859206" calcext:value-type="float">
            <text:p>0.06859206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16" calcext:value-type="float">
            <text:p>16</text:p>
          </table:table-cell>
          <table:table-cell office:value-type="float" office:value="0.057761732" calcext:value-type="float">
            <text:p>0.057761732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8" calcext:value-type="float">
            <text:p>8</text:p>
          </table:table-cell>
          <table:table-cell office:value-type="float" office:value="0.028880866" calcext:value-type="float">
            <text:p>0.028880866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27" calcext:value-type="float">
            <text:p>27</text:p>
          </table:table-cell>
          <table:table-cell office:value-type="float" office:value="0.09747292" calcext:value-type="float">
            <text:p>0.09747292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19" calcext:value-type="float">
            <text:p>19</text:p>
          </table:table-cell>
          <table:table-cell office:value-type="float" office:value="0.06859206" calcext:value-type="float">
            <text:p>0.06859206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8" calcext:value-type="float">
            <text:p>8</text:p>
          </table:table-cell>
          <table:table-cell office:value-type="float" office:value="0.028880866" calcext:value-type="float">
            <text:p>0.028880866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30" calcext:value-type="float">
            <text:p>30</text:p>
          </table:table-cell>
          <table:table-cell office:value-type="float" office:value="0.10830325" calcext:value-type="float">
            <text:p>0.10830325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23" calcext:value-type="float">
            <text:p>23</text:p>
          </table:table-cell>
          <table:table-cell office:value-type="float" office:value="0.08303249" calcext:value-type="float">
            <text:p>0.08303249</text:p>
          </table:table-cell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8" calcext:value-type="float">
            <text:p>8</text:p>
          </table:table-cell>
          <table:table-cell office:value-type="float" office:value="0.028880866" calcext:value-type="float">
            <text:p>0.028880866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15" calcext:value-type="float">
            <text:p>15</text:p>
          </table:table-cell>
          <table:table-cell office:value-type="float" office:value="0.054151624" calcext:value-type="float">
            <text:p>0.05415162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8" calcext:value-type="float">
            <text:p>8</text:p>
          </table:table-cell>
          <table:table-cell office:value-type="float" office:value="0.028880866" calcext:value-type="float">
            <text:p>0.028880866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4" calcext:value-type="float">
            <text:p>4</text:p>
          </table:table-cell>
          <table:table-cell office:value-type="float" office:value="0.014440433" calcext:value-type="float">
            <text:p>0.014440433</text:p>
          </table:table-cell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12" calcext:value-type="float">
            <text:p>12</text:p>
          </table:table-cell>
          <table:table-cell office:value-type="float" office:value="0.0433213" calcext:value-type="float">
            <text:p>0.0433213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4" calcext:value-type="float">
            <text:p>4</text:p>
          </table:table-cell>
          <table:table-cell office:value-type="float" office:value="0.014440433" calcext:value-type="float">
            <text:p>0.014440433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2" calcext:value-type="float">
            <text:p>2</text:p>
          </table:table-cell>
          <table:table-cell office:value-type="float" office:value="0.0072202166" calcext:value-type="float">
            <text:p>0.0072202166</text:p>
          </table:table-cell>
        </table:table-row>
      </table:table>
      <table:table table:name="c5" table:style-name="ta1">
        <table:table-column table:style-name="co7" table:number-columns-repeated="3" table:default-cell-style-name="Default"/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4" calcext:value-type="float">
            <text:p>4</text:p>
          </table:table-cell>
          <table:table-cell office:value-type="float" office:value="0.014234875" calcext:value-type="float">
            <text:p>0.014234875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7" calcext:value-type="float">
            <text:p>7</text:p>
          </table:table-cell>
          <table:table-cell office:value-type="float" office:value="0.024911031" calcext:value-type="float">
            <text:p>0.024911031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3" calcext:value-type="float">
            <text:p>3</text:p>
          </table:table-cell>
          <table:table-cell office:value-type="float" office:value="0.010676157" calcext:value-type="float">
            <text:p>0.010676157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3" calcext:value-type="float">
            <text:p>3</text:p>
          </table:table-cell>
          <table:table-cell office:value-type="float" office:value="0.010676157" calcext:value-type="float">
            <text:p>0.010676157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3" calcext:value-type="float">
            <text:p>3</text:p>
          </table:table-cell>
          <table:table-cell office:value-type="float" office:value="0.010676157" calcext:value-type="float">
            <text:p>0.010676157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4" calcext:value-type="float">
            <text:p>4</text:p>
          </table:table-cell>
          <table:table-cell office:value-type="float" office:value="0.014234875" calcext:value-type="float">
            <text:p>0.014234875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8" calcext:value-type="float">
            <text:p>8</text:p>
          </table:table-cell>
          <table:table-cell office:value-type="float" office:value="0.02846975" calcext:value-type="float">
            <text:p>0.02846975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11" calcext:value-type="float">
            <text:p>11</text:p>
          </table:table-cell>
          <table:table-cell office:value-type="float" office:value="0.03914591" calcext:value-type="float">
            <text:p>0.03914591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7" calcext:value-type="float">
            <text:p>7</text:p>
          </table:table-cell>
          <table:table-cell office:value-type="float" office:value="0.024911031" calcext:value-type="float">
            <text:p>0.024911031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24" calcext:value-type="float">
            <text:p>24</text:p>
          </table:table-cell>
          <table:table-cell office:value-type="float" office:value="0.085409254" calcext:value-type="float">
            <text:p>0.085409254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19" calcext:value-type="float">
            <text:p>19</text:p>
          </table:table-cell>
          <table:table-cell office:value-type="float" office:value="0.06761566" calcext:value-type="float">
            <text:p>0.06761566</text:p>
          </table:table-cell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8" calcext:value-type="float">
            <text:p>8</text:p>
          </table:table-cell>
          <table:table-cell office:value-type="float" office:value="0.02846975" calcext:value-type="float">
            <text:p>0.02846975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12" calcext:value-type="float">
            <text:p>12</text:p>
          </table:table-cell>
          <table:table-cell office:value-type="float" office:value="0.042704627" calcext:value-type="float">
            <text:p>0.042704627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4" calcext:value-type="float">
            <text:p>4</text:p>
          </table:table-cell>
          <table:table-cell office:value-type="float" office:value="0.014234875" calcext:value-type="float">
            <text:p>0.014234875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8" calcext:value-type="float">
            <text:p>8</text:p>
          </table:table-cell>
          <table:table-cell office:value-type="float" office:value="0.02846975" calcext:value-type="float">
            <text:p>0.02846975</text:p>
          </table:table-cell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28" calcext:value-type="float">
            <text:p>28</text:p>
          </table:table-cell>
          <table:table-cell office:value-type="float" office:value="0.099644125" calcext:value-type="float">
            <text:p>0.099644125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16" calcext:value-type="float">
            <text:p>16</text:p>
          </table:table-cell>
          <table:table-cell office:value-type="float" office:value="0.0569395" calcext:value-type="float">
            <text:p>0.0569395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8" calcext:value-type="float">
            <text:p>8</text:p>
          </table:table-cell>
          <table:table-cell office:value-type="float" office:value="0.02846975" calcext:value-type="float">
            <text:p>0.02846975</text:p>
          </table:table-cell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28" calcext:value-type="float">
            <text:p>28</text:p>
          </table:table-cell>
          <table:table-cell office:value-type="float" office:value="0.099644125" calcext:value-type="float">
            <text:p>0.099644125</text:p>
          </table:table-cell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4" calcext:value-type="float">
            <text:p>4</text:p>
          </table:table-cell>
          <table:table-cell office:value-type="float" office:value="0.014234875" calcext:value-type="float">
            <text:p>0.014234875</text:p>
          </table:table-cell>
        </table:table-row>
        <table:table-row table:style-name="ro1">
          <table:table-cell office:value-type="float" office:value="-57" calcext:value-type="float">
            <text:p>-57</text:p>
          </table:table-cell>
          <table:table-cell office:value-type="float" office:value="16" calcext:value-type="float">
            <text:p>16</text:p>
          </table:table-cell>
          <table:table-cell office:value-type="float" office:value="0.0569395" calcext:value-type="float">
            <text:p>0.0569395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16" calcext:value-type="float">
            <text:p>16</text:p>
          </table:table-cell>
          <table:table-cell office:value-type="float" office:value="0.0569395" calcext:value-type="float">
            <text:p>0.0569395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4" calcext:value-type="float">
            <text:p>4</text:p>
          </table:table-cell>
          <table:table-cell office:value-type="float" office:value="0.014234875" calcext:value-type="float">
            <text:p>0.014234875</text:p>
          </table:table-cell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4" calcext:value-type="float">
            <text:p>4</text:p>
          </table:table-cell>
          <table:table-cell office:value-type="float" office:value="0.014234875" calcext:value-type="float">
            <text:p>0.014234875</text:p>
          </table:table-cell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float" office:value="16" calcext:value-type="float">
            <text:p>16</text:p>
          </table:table-cell>
          <table:table-cell office:value-type="float" office:value="0.0569395" calcext:value-type="float">
            <text:p>0.0569395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4" calcext:value-type="float">
            <text:p>4</text:p>
          </table:table-cell>
          <table:table-cell office:value-type="float" office:value="0.014234875" calcext:value-type="float">
            <text:p>0.014234875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float" office:value="8" calcext:value-type="float">
            <text:p>8</text:p>
          </table:table-cell>
          <table:table-cell office:value-type="float" office:value="0.02846975" calcext:value-type="float">
            <text:p>0.02846975</text:p>
          </table:table-cell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4" calcext:value-type="float">
            <text:p>4</text:p>
          </table:table-cell>
          <table:table-cell office:value-type="float" office:value="0.014234875" calcext:value-type="float">
            <text:p>0.014234875</text:p>
          </table:table-cell>
        </table:table-row>
      </table:table>
      <table:table table:name="c6" table:style-name="ta1">
        <table:table-column table:style-name="co7" table:number-columns-repeated="3" table:default-cell-style-name="Default"/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8" calcext:value-type="float">
            <text:p>8</text:p>
          </table:table-cell>
          <table:table-cell office:value-type="float" office:value="0.02846975" calcext:value-type="float">
            <text:p>0.02846975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12" calcext:value-type="float">
            <text:p>12</text:p>
          </table:table-cell>
          <table:table-cell office:value-type="float" office:value="0.042704627" calcext:value-type="float">
            <text:p>0.042704627</text:p>
          </table:table-cell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8" calcext:value-type="float">
            <text:p>8</text:p>
          </table:table-cell>
          <table:table-cell office:value-type="float" office:value="0.02846975" calcext:value-type="float">
            <text:p>0.02846975</text:p>
          </table:table-cell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4" calcext:value-type="float">
            <text:p>4</text:p>
          </table:table-cell>
          <table:table-cell office:value-type="float" office:value="0.014234875" calcext:value-type="float">
            <text:p>0.014234875</text:p>
          </table:table-cell>
        </table:table-row>
        <table:table-row table:style-name="ro1">
          <table:table-cell office:value-type="float" office:value="-57" calcext:value-type="float">
            <text:p>-57</text:p>
          </table:table-cell>
          <table:table-cell office:value-type="float" office:value="8" calcext:value-type="float">
            <text:p>8</text:p>
          </table:table-cell>
          <table:table-cell office:value-type="float" office:value="0.02846975" calcext:value-type="float">
            <text:p>0.02846975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8" calcext:value-type="float">
            <text:p>8</text:p>
          </table:table-cell>
          <table:table-cell office:value-type="float" office:value="0.02846975" calcext:value-type="float">
            <text:p>0.02846975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16" calcext:value-type="float">
            <text:p>16</text:p>
          </table:table-cell>
          <table:table-cell office:value-type="float" office:value="0.0569395" calcext:value-type="float">
            <text:p>0.0569395</text:p>
          </table:table-cell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6" calcext:value-type="float">
            <text:p>6</text:p>
          </table:table-cell>
          <table:table-cell office:value-type="float" office:value="0.021352313" calcext:value-type="float">
            <text:p>0.021352313</text:p>
          </table:table-cell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float" office:value="8" calcext:value-type="float">
            <text:p>8</text:p>
          </table:table-cell>
          <table:table-cell office:value-type="float" office:value="0.02846975" calcext:value-type="float">
            <text:p>0.02846975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4" calcext:value-type="float">
            <text:p>4</text:p>
          </table:table-cell>
          <table:table-cell office:value-type="float" office:value="0.014234875" calcext:value-type="float">
            <text:p>0.014234875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float" office:value="24" calcext:value-type="float">
            <text:p>24</text:p>
          </table:table-cell>
          <table:table-cell office:value-type="float" office:value="0.085409254" calcext:value-type="float">
            <text:p>0.085409254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16" calcext:value-type="float">
            <text:p>16</text:p>
          </table:table-cell>
          <table:table-cell office:value-type="float" office:value="0.0569395" calcext:value-type="float">
            <text:p>0.0569395</text:p>
          </table:table-cell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20" calcext:value-type="float">
            <text:p>20</text:p>
          </table:table-cell>
          <table:table-cell office:value-type="float" office:value="0.071174376" calcext:value-type="float">
            <text:p>0.071174376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24" calcext:value-type="float">
            <text:p>24</text:p>
          </table:table-cell>
          <table:table-cell office:value-type="float" office:value="0.085409254" calcext:value-type="float">
            <text:p>0.085409254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24" calcext:value-type="float">
            <text:p>24</text:p>
          </table:table-cell>
          <table:table-cell office:value-type="float" office:value="0.085409254" calcext:value-type="float">
            <text:p>0.085409254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20" calcext:value-type="float">
            <text:p>20</text:p>
          </table:table-cell>
          <table:table-cell office:value-type="float" office:value="0.071174376" calcext:value-type="float">
            <text:p>0.071174376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19" calcext:value-type="float">
            <text:p>19</text:p>
          </table:table-cell>
          <table:table-cell office:value-type="float" office:value="0.06761566" calcext:value-type="float">
            <text:p>0.06761566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20" calcext:value-type="float">
            <text:p>20</text:p>
          </table:table-cell>
          <table:table-cell office:value-type="float" office:value="0.071174376" calcext:value-type="float">
            <text:p>0.071174376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8" calcext:value-type="float">
            <text:p>8</text:p>
          </table:table-cell>
          <table:table-cell office:value-type="float" office:value="0.02846975" calcext:value-type="float">
            <text:p>0.02846975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4" calcext:value-type="float">
            <text:p>4</text:p>
          </table:table-cell>
          <table:table-cell office:value-type="float" office:value="0.014234875" calcext:value-type="float">
            <text:p>0.014234875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8" calcext:value-type="float">
            <text:p>8</text:p>
          </table:table-cell>
          <table:table-cell office:value-type="float" office:value="0.02846975" calcext:value-type="float">
            <text:p>0.02846975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4" calcext:value-type="float">
            <text:p>4</text:p>
          </table:table-cell>
          <table:table-cell office:value-type="float" office:value="0.014234875" calcext:value-type="float">
            <text:p>0.014234875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4" calcext:value-type="float">
            <text:p>4</text:p>
          </table:table-cell>
          <table:table-cell office:value-type="float" office:value="0.014234875" calcext:value-type="float">
            <text:p>0.014234875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4" calcext:value-type="float">
            <text:p>4</text:p>
          </table:table-cell>
          <table:table-cell office:value-type="float" office:value="0.014234875" calcext:value-type="float">
            <text:p>0.014234875</text:p>
          </table:table-cell>
        </table:table-row>
      </table:table>
      <table:table table:name="c7" table:style-name="ta1">
        <table:table-column table:style-name="co7" table:number-columns-repeated="3" table:default-cell-style-name="Default"/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4" calcext:value-type="float">
            <text:p>4</text:p>
          </table:table-cell>
          <table:table-cell office:value-type="float" office:value="0.014234875" calcext:value-type="float">
            <text:p>0.014234875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4" calcext:value-type="float">
            <text:p>4</text:p>
          </table:table-cell>
          <table:table-cell office:value-type="float" office:value="0.014234875" calcext:value-type="float">
            <text:p>0.014234875</text:p>
          </table:table-cell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4" calcext:value-type="float">
            <text:p>4</text:p>
          </table:table-cell>
          <table:table-cell office:value-type="float" office:value="0.014234875" calcext:value-type="float">
            <text:p>0.014234875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4" calcext:value-type="float">
            <text:p>4</text:p>
          </table:table-cell>
          <table:table-cell office:value-type="float" office:value="0.014234875" calcext:value-type="float">
            <text:p>0.014234875</text:p>
          </table:table-cell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4" calcext:value-type="float">
            <text:p>4</text:p>
          </table:table-cell>
          <table:table-cell office:value-type="float" office:value="0.014234875" calcext:value-type="float">
            <text:p>0.014234875</text:p>
          </table:table-cell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8" calcext:value-type="float">
            <text:p>8</text:p>
          </table:table-cell>
          <table:table-cell office:value-type="float" office:value="0.02846975" calcext:value-type="float">
            <text:p>0.02846975</text:p>
          </table:table-cell>
        </table:table-row>
        <table:table-row table:style-name="ro1">
          <table:table-cell office:value-type="float" office:value="-57" calcext:value-type="float">
            <text:p>-57</text:p>
          </table:table-cell>
          <table:table-cell office:value-type="float" office:value="4" calcext:value-type="float">
            <text:p>4</text:p>
          </table:table-cell>
          <table:table-cell office:value-type="float" office:value="0.014234875" calcext:value-type="float">
            <text:p>0.014234875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4" calcext:value-type="float">
            <text:p>4</text:p>
          </table:table-cell>
          <table:table-cell office:value-type="float" office:value="0.014234875" calcext:value-type="float">
            <text:p>0.014234875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32" calcext:value-type="float">
            <text:p>32</text:p>
          </table:table-cell>
          <table:table-cell office:value-type="float" office:value="0.113879" calcext:value-type="float">
            <text:p>0.113879</text:p>
          </table:table-cell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12" calcext:value-type="float">
            <text:p>12</text:p>
          </table:table-cell>
          <table:table-cell office:value-type="float" office:value="0.042704627" calcext:value-type="float">
            <text:p>0.042704627</text:p>
          </table:table-cell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float" office:value="32" calcext:value-type="float">
            <text:p>32</text:p>
          </table:table-cell>
          <table:table-cell office:value-type="float" office:value="0.113879" calcext:value-type="float">
            <text:p>0.113879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24" calcext:value-type="float">
            <text:p>24</text:p>
          </table:table-cell>
          <table:table-cell office:value-type="float" office:value="0.085409254" calcext:value-type="float">
            <text:p>0.085409254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float" office:value="24" calcext:value-type="float">
            <text:p>24</text:p>
          </table:table-cell>
          <table:table-cell office:value-type="float" office:value="0.085409254" calcext:value-type="float">
            <text:p>0.085409254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8" calcext:value-type="float">
            <text:p>8</text:p>
          </table:table-cell>
          <table:table-cell office:value-type="float" office:value="0.02846975" calcext:value-type="float">
            <text:p>0.02846975</text:p>
          </table:table-cell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16" calcext:value-type="float">
            <text:p>16</text:p>
          </table:table-cell>
          <table:table-cell office:value-type="float" office:value="0.0569395" calcext:value-type="float">
            <text:p>0.0569395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1" calcext:value-type="float">
            <text:p>1</text:p>
          </table:table-cell>
          <table:table-cell office:value-type="float" office:value="0.0035587188" calcext:value-type="float">
            <text:p>0.0035587188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12" calcext:value-type="float">
            <text:p>12</text:p>
          </table:table-cell>
          <table:table-cell office:value-type="float" office:value="0.042704627" calcext:value-type="float">
            <text:p>0.042704627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12" calcext:value-type="float">
            <text:p>12</text:p>
          </table:table-cell>
          <table:table-cell office:value-type="float" office:value="0.042704627" calcext:value-type="float">
            <text:p>0.042704627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32" calcext:value-type="float">
            <text:p>32</text:p>
          </table:table-cell>
          <table:table-cell office:value-type="float" office:value="0.113879" calcext:value-type="float">
            <text:p>0.113879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12" calcext:value-type="float">
            <text:p>12</text:p>
          </table:table-cell>
          <table:table-cell office:value-type="float" office:value="0.042704627" calcext:value-type="float">
            <text:p>0.042704627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12" calcext:value-type="float">
            <text:p>12</text:p>
          </table:table-cell>
          <table:table-cell office:value-type="float" office:value="0.042704627" calcext:value-type="float">
            <text:p>0.042704627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12" calcext:value-type="float">
            <text:p>12</text:p>
          </table:table-cell>
          <table:table-cell office:value-type="float" office:value="0.042704627" calcext:value-type="float">
            <text:p>0.042704627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4" calcext:value-type="float">
            <text:p>4</text:p>
          </table:table-cell>
          <table:table-cell office:value-type="float" office:value="0.014234875" calcext:value-type="float">
            <text:p>0.014234875</text:p>
          </table:table-cell>
        </table:table-row>
      </table:table>
      <table:table table:name="c8" table:style-name="ta1">
        <table:table-column table:style-name="co7" table:number-columns-repeated="3" table:default-cell-style-name="Default"/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4" calcext:value-type="float">
            <text:p>4</text:p>
          </table:table-cell>
          <table:table-cell office:value-type="float" office:value="0.014492754" calcext:value-type="float">
            <text:p>0.014492754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4" calcext:value-type="float">
            <text:p>4</text:p>
          </table:table-cell>
          <table:table-cell office:value-type="float" office:value="0.014492754" calcext:value-type="float">
            <text:p>0.014492754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8" calcext:value-type="float">
            <text:p>8</text:p>
          </table:table-cell>
          <table:table-cell office:value-type="float" office:value="0.028985508" calcext:value-type="float">
            <text:p>0.028985508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8" calcext:value-type="float">
            <text:p>8</text:p>
          </table:table-cell>
          <table:table-cell office:value-type="float" office:value="0.028985508" calcext:value-type="float">
            <text:p>0.028985508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8" calcext:value-type="float">
            <text:p>8</text:p>
          </table:table-cell>
          <table:table-cell office:value-type="float" office:value="0.028985508" calcext:value-type="float">
            <text:p>0.028985508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8" calcext:value-type="float">
            <text:p>8</text:p>
          </table:table-cell>
          <table:table-cell office:value-type="float" office:value="0.028985508" calcext:value-type="float">
            <text:p>0.028985508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8" calcext:value-type="float">
            <text:p>8</text:p>
          </table:table-cell>
          <table:table-cell office:value-type="float" office:value="0.028985508" calcext:value-type="float">
            <text:p>0.028985508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12" calcext:value-type="float">
            <text:p>12</text:p>
          </table:table-cell>
          <table:table-cell office:value-type="float" office:value="0.04347826" calcext:value-type="float">
            <text:p>0.04347826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4" calcext:value-type="float">
            <text:p>4</text:p>
          </table:table-cell>
          <table:table-cell office:value-type="float" office:value="0.014492754" calcext:value-type="float">
            <text:p>0.014492754</text:p>
          </table:table-cell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20" calcext:value-type="float">
            <text:p>20</text:p>
          </table:table-cell>
          <table:table-cell office:value-type="float" office:value="0.072463766" calcext:value-type="float">
            <text:p>0.072463766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20" calcext:value-type="float">
            <text:p>20</text:p>
          </table:table-cell>
          <table:table-cell office:value-type="float" office:value="0.072463766" calcext:value-type="float">
            <text:p>0.072463766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8" calcext:value-type="float">
            <text:p>8</text:p>
          </table:table-cell>
          <table:table-cell office:value-type="float" office:value="0.028985508" calcext:value-type="float">
            <text:p>0.028985508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16" calcext:value-type="float">
            <text:p>16</text:p>
          </table:table-cell>
          <table:table-cell office:value-type="float" office:value="0.057971016" calcext:value-type="float">
            <text:p>0.057971016</text:p>
          </table:table-cell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24" calcext:value-type="float">
            <text:p>24</text:p>
          </table:table-cell>
          <table:table-cell office:value-type="float" office:value="0.08695652" calcext:value-type="float">
            <text:p>0.08695652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16" calcext:value-type="float">
            <text:p>16</text:p>
          </table:table-cell>
          <table:table-cell office:value-type="float" office:value="0.057971016" calcext:value-type="float">
            <text:p>0.057971016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28" calcext:value-type="float">
            <text:p>28</text:p>
          </table:table-cell>
          <table:table-cell office:value-type="float" office:value="0.10144927" calcext:value-type="float">
            <text:p>0.10144927</text:p>
          </table:table-cell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20" calcext:value-type="float">
            <text:p>20</text:p>
          </table:table-cell>
          <table:table-cell office:value-type="float" office:value="0.072463766" calcext:value-type="float">
            <text:p>0.072463766</text:p>
          </table:table-cell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12" calcext:value-type="float">
            <text:p>12</text:p>
          </table:table-cell>
          <table:table-cell office:value-type="float" office:value="0.04347826" calcext:value-type="float">
            <text:p>0.04347826</text:p>
          </table:table-cell>
        </table:table-row>
        <table:table-row table:style-name="ro1">
          <table:table-cell office:value-type="float" office:value="-57" calcext:value-type="float">
            <text:p>-57</text:p>
          </table:table-cell>
          <table:table-cell office:value-type="float" office:value="20" calcext:value-type="float">
            <text:p>20</text:p>
          </table:table-cell>
          <table:table-cell office:value-type="float" office:value="0.072463766" calcext:value-type="float">
            <text:p>0.072463766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12" calcext:value-type="float">
            <text:p>12</text:p>
          </table:table-cell>
          <table:table-cell office:value-type="float" office:value="0.04347826" calcext:value-type="float">
            <text:p>0.04347826</text:p>
          </table:table-cell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8" calcext:value-type="float">
            <text:p>8</text:p>
          </table:table-cell>
          <table:table-cell office:value-type="float" office:value="0.028985508" calcext:value-type="float">
            <text:p>0.028985508</text:p>
          </table:table-cell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float" office:value="8" calcext:value-type="float">
            <text:p>8</text:p>
          </table:table-cell>
          <table:table-cell office:value-type="float" office:value="0.028985508" calcext:value-type="float">
            <text:p>0.028985508</text:p>
          </table:table-cell>
        </table:table-row>
      </table:table>
      <table:table table:name="c9" table:style-name="ta1">
        <table:table-column table:style-name="co7" table:number-columns-repeated="3" table:default-cell-style-name="Default"/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4" calcext:value-type="float">
            <text:p>4</text:p>
          </table:table-cell>
          <table:table-cell office:value-type="float" office:value="0.014652015" calcext:value-type="float">
            <text:p>0.014652015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4" calcext:value-type="float">
            <text:p>4</text:p>
          </table:table-cell>
          <table:table-cell office:value-type="float" office:value="0.014652015" calcext:value-type="float">
            <text:p>0.014652015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12" calcext:value-type="float">
            <text:p>12</text:p>
          </table:table-cell>
          <table:table-cell office:value-type="float" office:value="0.043956045" calcext:value-type="float">
            <text:p>0.043956045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12" calcext:value-type="float">
            <text:p>12</text:p>
          </table:table-cell>
          <table:table-cell office:value-type="float" office:value="0.043956045" calcext:value-type="float">
            <text:p>0.043956045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48" calcext:value-type="float">
            <text:p>48</text:p>
          </table:table-cell>
          <table:table-cell office:value-type="float" office:value="0.17582418" calcext:value-type="float">
            <text:p>0.17582418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16" calcext:value-type="float">
            <text:p>16</text:p>
          </table:table-cell>
          <table:table-cell office:value-type="float" office:value="0.05860806" calcext:value-type="float">
            <text:p>0.05860806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28" calcext:value-type="float">
            <text:p>28</text:p>
          </table:table-cell>
          <table:table-cell office:value-type="float" office:value="0.102564104" calcext:value-type="float">
            <text:p>0.102564104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44" calcext:value-type="float">
            <text:p>44</text:p>
          </table:table-cell>
          <table:table-cell office:value-type="float" office:value="0.16117217" calcext:value-type="float">
            <text:p>0.16117217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20" calcext:value-type="float">
            <text:p>20</text:p>
          </table:table-cell>
          <table:table-cell office:value-type="float" office:value="0.07326008" calcext:value-type="float">
            <text:p>0.07326008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8" calcext:value-type="float">
            <text:p>8</text:p>
          </table:table-cell>
          <table:table-cell office:value-type="float" office:value="0.02930403" calcext:value-type="float">
            <text:p>0.02930403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28" calcext:value-type="float">
            <text:p>28</text:p>
          </table:table-cell>
          <table:table-cell office:value-type="float" office:value="0.102564104" calcext:value-type="float">
            <text:p>0.102564104</text:p>
          </table:table-cell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8" calcext:value-type="float">
            <text:p>8</text:p>
          </table:table-cell>
          <table:table-cell office:value-type="float" office:value="0.02930403" calcext:value-type="float">
            <text:p>0.02930403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20" calcext:value-type="float">
            <text:p>20</text:p>
          </table:table-cell>
          <table:table-cell office:value-type="float" office:value="0.07326008" calcext:value-type="float">
            <text:p>0.07326008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4" calcext:value-type="float">
            <text:p>4</text:p>
          </table:table-cell>
          <table:table-cell office:value-type="float" office:value="0.014652015" calcext:value-type="float">
            <text:p>0.014652015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8" calcext:value-type="float">
            <text:p>8</text:p>
          </table:table-cell>
          <table:table-cell office:value-type="float" office:value="0.02930403" calcext:value-type="float">
            <text:p>0.02930403</text:p>
          </table:table-cell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9" calcext:value-type="float">
            <text:p>9</text:p>
          </table:table-cell>
          <table:table-cell office:value-type="float" office:value="0.032967035" calcext:value-type="float">
            <text:p>0.032967035</text:p>
          </table:table-cell>
        </table:table-row>
      </table:table>
      <table:table table:name="c10" table:style-name="ta1">
        <table:table-column table:style-name="co7" table:number-columns-repeated="4" table:default-cell-style-name="Default"/>
        <table:table-row table:style-name="ro1">
          <table:table-cell/>
          <table:table-cell office:value-type="float" office:value="-81" calcext:value-type="float">
            <text:p>-81</text:p>
          </table:table-cell>
          <table:table-cell office:value-type="float" office:value="4" calcext:value-type="float">
            <text:p>4</text:p>
          </table:table-cell>
          <table:table-cell office:value-type="float" office:value="0.014652015" calcext:value-type="float">
            <text:p>0.014652015</text:p>
          </table:table-cell>
        </table:table-row>
        <table:table-row table:style-name="ro1">
          <table:table-cell/>
          <table:table-cell office:value-type="float" office:value="-80" calcext:value-type="float">
            <text:p>-80</text:p>
          </table:table-cell>
          <table:table-cell office:value-type="float" office:value="8" calcext:value-type="float">
            <text:p>8</text:p>
          </table:table-cell>
          <table:table-cell office:value-type="float" office:value="0.02930403" calcext:value-type="float">
            <text:p>0.02930403</text:p>
          </table:table-cell>
        </table:table-row>
        <table:table-row table:style-name="ro1">
          <table:table-cell/>
          <table:table-cell office:value-type="float" office:value="-79" calcext:value-type="float">
            <text:p>-79</text:p>
          </table:table-cell>
          <table:table-cell office:value-type="float" office:value="4" calcext:value-type="float">
            <text:p>4</text:p>
          </table:table-cell>
          <table:table-cell office:value-type="float" office:value="0.014652015" calcext:value-type="float">
            <text:p>0.014652015</text:p>
          </table:table-cell>
        </table:table-row>
        <table:table-row table:style-name="ro1">
          <table:table-cell/>
          <table:table-cell office:value-type="float" office:value="-78" calcext:value-type="float">
            <text:p>-78</text:p>
          </table:table-cell>
          <table:table-cell office:value-type="float" office:value="16" calcext:value-type="float">
            <text:p>16</text:p>
          </table:table-cell>
          <table:table-cell office:value-type="float" office:value="0.05860806" calcext:value-type="float">
            <text:p>0.05860806</text:p>
          </table:table-cell>
        </table:table-row>
        <table:table-row table:style-name="ro1">
          <table:table-cell/>
          <table:table-cell office:value-type="float" office:value="-77" calcext:value-type="float">
            <text:p>-77</text:p>
          </table:table-cell>
          <table:table-cell office:value-type="float" office:value="12" calcext:value-type="float">
            <text:p>12</text:p>
          </table:table-cell>
          <table:table-cell office:value-type="float" office:value="0.043956045" calcext:value-type="float">
            <text:p>0.043956045</text:p>
          </table:table-cell>
        </table:table-row>
        <table:table-row table:style-name="ro1">
          <table:table-cell/>
          <table:table-cell office:value-type="float" office:value="-76" calcext:value-type="float">
            <text:p>-76</text:p>
          </table:table-cell>
          <table:table-cell office:value-type="float" office:value="8" calcext:value-type="float">
            <text:p>8</text:p>
          </table:table-cell>
          <table:table-cell office:value-type="float" office:value="0.02930403" calcext:value-type="float">
            <text:p>0.02930403</text:p>
          </table:table-cell>
        </table:table-row>
        <table:table-row table:style-name="ro1">
          <table:table-cell/>
          <table:table-cell office:value-type="float" office:value="-75" calcext:value-type="float">
            <text:p>-75</text:p>
          </table:table-cell>
          <table:table-cell office:value-type="float" office:value="29" calcext:value-type="float">
            <text:p>29</text:p>
          </table:table-cell>
          <table:table-cell office:value-type="float" office:value="0.10622711" calcext:value-type="float">
            <text:p>0.10622711</text:p>
          </table:table-cell>
        </table:table-row>
        <table:table-row table:style-name="ro1">
          <table:table-cell/>
          <table:table-cell office:value-type="float" office:value="-74" calcext:value-type="float">
            <text:p>-74</text:p>
          </table:table-cell>
          <table:table-cell office:value-type="float" office:value="16" calcext:value-type="float">
            <text:p>16</text:p>
          </table:table-cell>
          <table:table-cell office:value-type="float" office:value="0.05860806" calcext:value-type="float">
            <text:p>0.05860806</text:p>
          </table:table-cell>
        </table:table-row>
        <table:table-row table:style-name="ro1">
          <table:table-cell/>
          <table:table-cell office:value-type="float" office:value="-73" calcext:value-type="float">
            <text:p>-73</text:p>
          </table:table-cell>
          <table:table-cell office:value-type="float" office:value="4" calcext:value-type="float">
            <text:p>4</text:p>
          </table:table-cell>
          <table:table-cell office:value-type="float" office:value="0.014652015" calcext:value-type="float">
            <text:p>0.014652015</text:p>
          </table:table-cell>
        </table:table-row>
        <table:table-row table:style-name="ro1">
          <table:table-cell/>
          <table:table-cell office:value-type="float" office:value="-72" calcext:value-type="float">
            <text:p>-72</text:p>
          </table:table-cell>
          <table:table-cell office:value-type="float" office:value="16" calcext:value-type="float">
            <text:p>16</text:p>
          </table:table-cell>
          <table:table-cell office:value-type="float" office:value="0.05860806" calcext:value-type="float">
            <text:p>0.05860806</text:p>
          </table:table-cell>
        </table:table-row>
        <table:table-row table:style-name="ro1">
          <table:table-cell/>
          <table:table-cell office:value-type="float" office:value="-71" calcext:value-type="float">
            <text:p>-71</text:p>
          </table:table-cell>
          <table:table-cell office:value-type="float" office:value="52" calcext:value-type="float">
            <text:p>52</text:p>
          </table:table-cell>
          <table:table-cell office:value-type="float" office:value="0.1904762" calcext:value-type="float">
            <text:p>0.1904762</text:p>
          </table:table-cell>
        </table:table-row>
        <table:table-row table:style-name="ro1">
          <table:table-cell/>
          <table:table-cell office:value-type="float" office:value="-70" calcext:value-type="float">
            <text:p>-70</text:p>
          </table:table-cell>
          <table:table-cell office:value-type="float" office:value="28" calcext:value-type="float">
            <text:p>28</text:p>
          </table:table-cell>
          <table:table-cell office:value-type="float" office:value="0.102564104" calcext:value-type="float">
            <text:p>0.102564104</text:p>
          </table:table-cell>
        </table:table-row>
        <table:table-row table:style-name="ro1">
          <table:table-cell/>
          <table:table-cell office:value-type="float" office:value="-69" calcext:value-type="float">
            <text:p>-69</text:p>
          </table:table-cell>
          <table:table-cell office:value-type="float" office:value="28" calcext:value-type="float">
            <text:p>28</text:p>
          </table:table-cell>
          <table:table-cell office:value-type="float" office:value="0.102564104" calcext:value-type="float">
            <text:p>0.102564104</text:p>
          </table:table-cell>
        </table:table-row>
        <table:table-row table:style-name="ro1">
          <table:table-cell/>
          <table:table-cell office:value-type="float" office:value="-68" calcext:value-type="float">
            <text:p>-68</text:p>
          </table:table-cell>
          <table:table-cell office:value-type="float" office:value="8" calcext:value-type="float">
            <text:p>8</text:p>
          </table:table-cell>
          <table:table-cell office:value-type="float" office:value="0.02930403" calcext:value-type="float">
            <text:p>0.02930403</text:p>
          </table:table-cell>
        </table:table-row>
        <table:table-row table:style-name="ro1">
          <table:table-cell/>
          <table:table-cell office:value-type="float" office:value="-67" calcext:value-type="float">
            <text:p>-67</text:p>
          </table:table-cell>
          <table:table-cell office:value-type="float" office:value="12" calcext:value-type="float">
            <text:p>12</text:p>
          </table:table-cell>
          <table:table-cell office:value-type="float" office:value="0.043956045" calcext:value-type="float">
            <text:p>0.043956045</text:p>
          </table:table-cell>
        </table:table-row>
        <table:table-row table:style-name="ro1">
          <table:table-cell/>
          <table:table-cell office:value-type="float" office:value="-66" calcext:value-type="float">
            <text:p>-66</text:p>
          </table:table-cell>
          <table:table-cell office:value-type="float" office:value="20" calcext:value-type="float">
            <text:p>20</text:p>
          </table:table-cell>
          <table:table-cell office:value-type="float" office:value="0.07326008" calcext:value-type="float">
            <text:p>0.07326008</text:p>
          </table:table-cell>
        </table:table-row>
        <table:table-row table:style-name="ro1">
          <table:table-cell/>
          <table:table-cell office:value-type="float" office:value="-64" calcext:value-type="float">
            <text:p>-64</text:p>
          </table:table-cell>
          <table:table-cell office:value-type="float" office:value="4" calcext:value-type="float">
            <text:p>4</text:p>
          </table:table-cell>
          <table:table-cell office:value-type="float" office:value="0.014652015" calcext:value-type="float">
            <text:p>0.014652015</text:p>
          </table:table-cell>
        </table:table-row>
        <table:table-row table:style-name="ro1">
          <table:table-cell/>
          <table:table-cell office:value-type="float" office:value="-60" calcext:value-type="float">
            <text:p>-60</text:p>
          </table:table-cell>
          <table:table-cell office:value-type="float" office:value="4" calcext:value-type="float">
            <text:p>4</text:p>
          </table:table-cell>
          <table:table-cell office:value-type="float" office:value="0.014652015" calcext:value-type="float">
            <text:p>0.014652015</text:p>
          </table:table-cell>
        </table:table-row>
      </table:table>
      <table:table table:name="c13" table:style-name="ta1">
        <table:table-column table:style-name="co7" table:number-columns-repeated="3" table:default-cell-style-name="Default"/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12" calcext:value-type="float">
            <text:p>12</text:p>
          </table:table-cell>
          <table:table-cell office:value-type="float" office:value="0.23076923" calcext:value-type="float">
            <text:p>0.23076923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8" calcext:value-type="float">
            <text:p>8</text:p>
          </table:table-cell>
          <table:table-cell office:value-type="float" office:value="0.15384616" calcext:value-type="float">
            <text:p>0.15384616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8" calcext:value-type="float">
            <text:p>8</text:p>
          </table:table-cell>
          <table:table-cell office:value-type="float" office:value="0.15384616" calcext:value-type="float">
            <text:p>0.15384616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8" calcext:value-type="float">
            <text:p>8</text:p>
          </table:table-cell>
          <table:table-cell office:value-type="float" office:value="0.15384616" calcext:value-type="float">
            <text:p>0.15384616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8" calcext:value-type="float">
            <text:p>8</text:p>
          </table:table-cell>
          <table:table-cell office:value-type="float" office:value="0.15384616" calcext:value-type="float">
            <text:p>0.15384616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8" calcext:value-type="float">
            <text:p>8</text:p>
          </table:table-cell>
          <table:table-cell office:value-type="float" office:value="0.15384616" calcext:value-type="float">
            <text:p>0.15384616</text:p>
          </table:table-cell>
        </table:table-row>
      </table:table>
      <table:table table:name="c14" table:style-name="ta1">
        <table:table-column table:style-name="co7" table:number-columns-repeated="3" table:default-cell-style-name="Default"/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52" calcext:value-type="float">
            <text:p>52</text:p>
          </table:table-cell>
          <table:table-cell office:value-type="float" office:value="0.21940929" calcext:value-type="float">
            <text:p>0.21940929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12" calcext:value-type="float">
            <text:p>12</text:p>
          </table:table-cell>
          <table:table-cell office:value-type="float" office:value="0.050632913" calcext:value-type="float">
            <text:p>0.050632913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51" calcext:value-type="float">
            <text:p>51</text:p>
          </table:table-cell>
          <table:table-cell office:value-type="float" office:value="0.21518987" calcext:value-type="float">
            <text:p>0.21518987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47" calcext:value-type="float">
            <text:p>47</text:p>
          </table:table-cell>
          <table:table-cell office:value-type="float" office:value="0.19831224" calcext:value-type="float">
            <text:p>0.19831224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24" calcext:value-type="float">
            <text:p>24</text:p>
          </table:table-cell>
          <table:table-cell office:value-type="float" office:value="0.101265825" calcext:value-type="float">
            <text:p>0.101265825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8" calcext:value-type="float">
            <text:p>8</text:p>
          </table:table-cell>
          <table:table-cell office:value-type="float" office:value="0.033755273" calcext:value-type="float">
            <text:p>0.033755273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4" calcext:value-type="float">
            <text:p>4</text:p>
          </table:table-cell>
          <table:table-cell office:value-type="float" office:value="0.016877636" calcext:value-type="float">
            <text:p>0.016877636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4" calcext:value-type="float">
            <text:p>4</text:p>
          </table:table-cell>
          <table:table-cell office:value-type="float" office:value="0.016877636" calcext:value-type="float">
            <text:p>0.016877636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4" calcext:value-type="float">
            <text:p>4</text:p>
          </table:table-cell>
          <table:table-cell office:value-type="float" office:value="0.016877636" calcext:value-type="float">
            <text:p>0.016877636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4" calcext:value-type="float">
            <text:p>4</text:p>
          </table:table-cell>
          <table:table-cell office:value-type="float" office:value="0.016877636" calcext:value-type="float">
            <text:p>0.016877636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4" calcext:value-type="float">
            <text:p>4</text:p>
          </table:table-cell>
          <table:table-cell office:value-type="float" office:value="0.016877636" calcext:value-type="float">
            <text:p>0.016877636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4" calcext:value-type="float">
            <text:p>4</text:p>
          </table:table-cell>
          <table:table-cell office:value-type="float" office:value="0.016877636" calcext:value-type="float">
            <text:p>0.016877636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4" calcext:value-type="float">
            <text:p>4</text:p>
          </table:table-cell>
          <table:table-cell office:value-type="float" office:value="0.016877636" calcext:value-type="float">
            <text:p>0.016877636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4" calcext:value-type="float">
            <text:p>4</text:p>
          </table:table-cell>
          <table:table-cell office:value-type="float" office:value="0.016877636" calcext:value-type="float">
            <text:p>0.016877636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4" calcext:value-type="float">
            <text:p>4</text:p>
          </table:table-cell>
          <table:table-cell office:value-type="float" office:value="0.016877636" calcext:value-type="float">
            <text:p>0.016877636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3" calcext:value-type="float">
            <text:p>3</text:p>
          </table:table-cell>
          <table:table-cell office:value-type="float" office:value="0.012658228" calcext:value-type="float">
            <text:p>0.012658228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4" calcext:value-type="float">
            <text:p>4</text:p>
          </table:table-cell>
          <table:table-cell office:value-type="float" office:value="0.016877636" calcext:value-type="float">
            <text:p>0.016877636</text:p>
          </table:table-cell>
        </table:table-row>
      </table:table>
      <table:table table:name="c15" table:style-name="ta1">
        <table:table-column table:style-name="co7" table:number-columns-repeated="3" table:default-cell-style-name="Default"/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</table:table-row>
      </table:table>
      <table:table table:name="c16" table:style-name="ta1">
        <table:table-column table:style-name="co7" table:number-columns-repeated="3" table:default-cell-style-name="Default"/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8" calcext:value-type="float">
            <text:p>8</text:p>
          </table:table-cell>
          <table:table-cell office:value-type="float" office:value="0.033333335" calcext:value-type="float">
            <text:p>0.033333335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32" calcext:value-type="float">
            <text:p>32</text:p>
          </table:table-cell>
          <table:table-cell office:value-type="float" office:value="0.13333334" calcext:value-type="float">
            <text:p>0.13333334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24" calcext:value-type="float">
            <text:p>2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32" calcext:value-type="float">
            <text:p>32</text:p>
          </table:table-cell>
          <table:table-cell office:value-type="float" office:value="0.13333334" calcext:value-type="float">
            <text:p>0.13333334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24" calcext:value-type="float">
            <text:p>2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28" calcext:value-type="float">
            <text:p>28</text:p>
          </table:table-cell>
          <table:table-cell office:value-type="float" office:value="0.11666667" calcext:value-type="float">
            <text:p>0.11666667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20" calcext:value-type="float">
            <text:p>20</text:p>
          </table:table-cell>
          <table:table-cell office:value-type="float" office:value="0.083333336" calcext:value-type="float">
            <text:p>0.083333336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40" calcext:value-type="float">
            <text:p>40</text:p>
          </table:table-cell>
          <table:table-cell office:value-type="float" office:value="0.16666667" calcext:value-type="float">
            <text:p>0.16666667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12" calcext:value-type="float">
            <text:p>1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8" calcext:value-type="float">
            <text:p>8</text:p>
          </table:table-cell>
          <table:table-cell office:value-type="float" office:value="0.033333335" calcext:value-type="float">
            <text:p>0.033333335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4" calcext:value-type="float">
            <text:p>4</text:p>
          </table:table-cell>
          <table:table-cell office:value-type="float" office:value="0.016666668" calcext:value-type="float">
            <text:p>0.016666668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4" calcext:value-type="float">
            <text:p>4</text:p>
          </table:table-cell>
          <table:table-cell office:value-type="float" office:value="0.016666668" calcext:value-type="float">
            <text:p>0.016666668</text:p>
          </table:table-cell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4" calcext:value-type="float">
            <text:p>4</text:p>
          </table:table-cell>
          <table:table-cell office:value-type="float" office:value="0.016666668" calcext:value-type="float">
            <text:p>0.016666668</text:p>
          </table:table-cell>
        </table:table-row>
      </table:table>
      <table:table table:name="c17" table:style-name="ta1">
        <table:table-column table:style-name="co7" table:number-columns-repeated="3" table:default-cell-style-name="Default"/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12" calcext:value-type="float">
            <text:p>12</text:p>
          </table:table-cell>
          <table:table-cell office:value-type="float" office:value="0.06122449" calcext:value-type="float">
            <text:p>0.06122449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32" calcext:value-type="float">
            <text:p>32</text:p>
          </table:table-cell>
          <table:table-cell office:value-type="float" office:value="0.1632653" calcext:value-type="float">
            <text:p>0.1632653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44" calcext:value-type="float">
            <text:p>44</text:p>
          </table:table-cell>
          <table:table-cell office:value-type="float" office:value="0.2244898" calcext:value-type="float">
            <text:p>0.2244898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28" calcext:value-type="float">
            <text:p>28</text:p>
          </table:table-cell>
          <table:table-cell office:value-type="float" office:value="0.14285715" calcext:value-type="float">
            <text:p>0.14285715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52" calcext:value-type="float">
            <text:p>52</text:p>
          </table:table-cell>
          <table:table-cell office:value-type="float" office:value="0.26530612" calcext:value-type="float">
            <text:p>0.26530612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4" calcext:value-type="float">
            <text:p>4</text:p>
          </table:table-cell>
          <table:table-cell office:value-type="float" office:value="0.020408163" calcext:value-type="float">
            <text:p>0.020408163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4" calcext:value-type="float">
            <text:p>4</text:p>
          </table:table-cell>
          <table:table-cell office:value-type="float" office:value="0.020408163" calcext:value-type="float">
            <text:p>0.020408163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8" calcext:value-type="float">
            <text:p>8</text:p>
          </table:table-cell>
          <table:table-cell office:value-type="float" office:value="0.040816326" calcext:value-type="float">
            <text:p>0.040816326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8" calcext:value-type="float">
            <text:p>8</text:p>
          </table:table-cell>
          <table:table-cell office:value-type="float" office:value="0.040816326" calcext:value-type="float">
            <text:p>0.040816326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4" calcext:value-type="float">
            <text:p>4</text:p>
          </table:table-cell>
          <table:table-cell office:value-type="float" office:value="0.020408163" calcext:value-type="float">
            <text:p>0.0204081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5">00/00/0000</text:date>, <text:time style:data-style-name="N2" text:time-value="23:53:29.8302427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05T23:55:32.164149466</dc:date>
    <meta:generator>LibreOffice/4.2.3.3$Linux_X86_64 LibreOffice_project/420m0$Build-3</meta:generator>
    <meta:print-date>2014-05-31T23:43:20.026097153</meta:print-date>
    <meta:editing-duration>PT16H30M34S</meta:editing-duration>
    <meta:editing-cycles>113</meta:editing-cycles>
    <meta:document-statistic meta:table-count="15" meta:cell-count="136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1.059cm" svg:height="14.025cm" xlink:href=".." xlink:type="simple" chart:class="chart:bar" chart:style-name="ch1">
        <chart:legend chart:legend-position="end" svg:x="29.748cm" svg:y="2.978cm" style:legend-expansion="high" chart:style-name="ch2"/>
        <chart:plot-area chart:style-name="ch3" table:cell-range-address="'total histogram'.A1:'total histogram'.R53" chart:data-source-has-labels="both" svg:x="1.131cm" svg:y="2.698cm" svg:width="27.717cm" svg:height="11.696cm">
          <chartooo:coordinate-region svg:x="1.752cm" svg:y="2.897cm" svg:width="27.096cm" svg:height="10.85cm"/>
          <chart:axis chart:dimension="x" chart:name="primary-x" chart:style-name="ch4" chartooo:axis-type="auto">
            <chartooo:date-scale/>
            <chart:categories table:cell-range-address="'total histogram'.A2:'total histogram'.B5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otal histogram'.C2:'total histogram'.C53" chart:label-cell-address="'total histogram'.C1:'total histogram'.C1" chart:class="chart:bar">
            <chart:data-point chart:repeated="52"/>
          </chart:series>
          <chart:series chart:style-name="ch8" chart:values-cell-range-address="'total histogram'.D2:'total histogram'.D53" chart:label-cell-address="'total histogram'.D1:'total histogram'.D1" chart:class="chart:bar">
            <chart:data-point chart:repeated="52"/>
          </chart:series>
          <chart:series chart:style-name="ch9" chart:values-cell-range-address="'total histogram'.E2:'total histogram'.E53" chart:label-cell-address="'total histogram'.E1:'total histogram'.E1" chart:class="chart:bar">
            <chart:data-point chart:repeated="52"/>
          </chart:series>
          <chart:series chart:style-name="ch10" chart:values-cell-range-address="'total histogram'.F2:'total histogram'.F53" chart:label-cell-address="'total histogram'.F1:'total histogram'.F1" chart:class="chart:bar">
            <chart:data-point chart:repeated="52"/>
          </chart:series>
          <chart:series chart:style-name="ch11" chart:values-cell-range-address="'total histogram'.G2:'total histogram'.G53" chart:label-cell-address="'total histogram'.G1:'total histogram'.G1" chart:class="chart:bar">
            <chart:data-point chart:repeated="52"/>
          </chart:series>
          <chart:series chart:style-name="ch12" chart:values-cell-range-address="'total histogram'.H2:'total histogram'.H53" chart:label-cell-address="'total histogram'.H1:'total histogram'.H1" chart:class="chart:bar">
            <chart:data-point chart:repeated="52"/>
          </chart:series>
          <chart:series chart:style-name="ch13" chart:values-cell-range-address="'total histogram'.I2:'total histogram'.I53" chart:label-cell-address="'total histogram'.I1:'total histogram'.I1" chart:class="chart:bar">
            <chart:data-point chart:repeated="52"/>
          </chart:series>
          <chart:series chart:style-name="ch14" chart:values-cell-range-address="'total histogram'.J2:'total histogram'.J53" chart:label-cell-address="'total histogram'.J1:'total histogram'.J1" chart:class="chart:bar">
            <chart:data-point chart:repeated="52"/>
          </chart:series>
          <chart:series chart:style-name="ch15" chart:values-cell-range-address="'total histogram'.K2:'total histogram'.K53" chart:label-cell-address="'total histogram'.K1:'total histogram'.K1" chart:class="chart:bar">
            <chart:data-point chart:repeated="52"/>
          </chart:series>
          <chart:series chart:style-name="ch16" chart:values-cell-range-address="'total histogram'.L2:'total histogram'.L53" chart:label-cell-address="'total histogram'.L1:'total histogram'.L1" chart:class="chart:bar">
            <chart:data-point chart:repeated="52"/>
          </chart:series>
          <chart:series chart:style-name="ch17" chart:values-cell-range-address="'total histogram'.M2:'total histogram'.M53" chart:label-cell-address="'total histogram'.M1:'total histogram'.M1" chart:class="chart:bar">
            <chart:data-point chart:repeated="52"/>
          </chart:series>
          <chart:series chart:style-name="ch18" chart:values-cell-range-address="'total histogram'.N2:'total histogram'.N53" chart:label-cell-address="'total histogram'.N1:'total histogram'.N1" chart:class="chart:bar">
            <chart:data-point chart:repeated="52"/>
          </chart:series>
          <chart:series chart:style-name="ch7" chart:values-cell-range-address="'total histogram'.O2:'total histogram'.O53" chart:label-cell-address="'total histogram'.O1:'total histogram'.O1" chart:class="chart:bar">
            <chart:data-point chart:repeated="52"/>
          </chart:series>
          <chart:series chart:style-name="ch8" chart:values-cell-range-address="'total histogram'.P2:'total histogram'.P53" chart:label-cell-address="'total histogram'.P1:'total histogram'.P1" chart:class="chart:bar">
            <chart:data-point chart:repeated="52"/>
          </chart:series>
          <chart:series chart:style-name="ch9" chart:values-cell-range-address="'total histogram'.Q2:'total histogram'.Q53" chart:label-cell-address="'total histogram'.Q1:'total histogram'.Q1" chart:class="chart:bar">
            <chart:data-point chart:repeated="52"/>
          </chart:series>
          <chart:series chart:style-name="ch10" chart:values-cell-range-address="'total histogram'.R2:'total histogram'.R53" chart:label-cell-address="'total histogram'.R1:'total histogram'.R1" chart:class="chart:bar">
            <chart:data-point chart:repeated="5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</text:p>
                <draw:g>
                  <svg:desc>'total histogram'.C1:'total histogram'.C1</svg:desc>
                </draw:g>
              </table:table-cell>
              <table:table-cell office:value-type="string">
                <text:p>c3</text:p>
                <draw:g>
                  <svg:desc>'total histogram'.D1:'total histogram'.D1</svg:desc>
                </draw:g>
              </table:table-cell>
              <table:table-cell office:value-type="string">
                <text:p>c4</text:p>
                <draw:g>
                  <svg:desc>'total histogram'.E1:'total histogram'.E1</svg:desc>
                </draw:g>
              </table:table-cell>
              <table:table-cell office:value-type="string">
                <text:p>c5</text:p>
                <draw:g>
                  <svg:desc>'total histogram'.F1:'total histogram'.F1</svg:desc>
                </draw:g>
              </table:table-cell>
              <table:table-cell office:value-type="string">
                <text:p>c6</text:p>
                <draw:g>
                  <svg:desc>'total histogram'.G1:'total histogram'.G1</svg:desc>
                </draw:g>
              </table:table-cell>
              <table:table-cell office:value-type="string">
                <text:p>c7</text:p>
                <draw:g>
                  <svg:desc>'total histogram'.H1:'total histogram'.H1</svg:desc>
                </draw:g>
              </table:table-cell>
              <table:table-cell office:value-type="string">
                <text:p>c8</text:p>
                <draw:g>
                  <svg:desc>'total histogram'.I1:'total histogram'.I1</svg:desc>
                </draw:g>
              </table:table-cell>
              <table:table-cell office:value-type="string">
                <text:p>c9</text:p>
                <draw:g>
                  <svg:desc>'total histogram'.J1:'total histogram'.J1</svg:desc>
                </draw:g>
              </table:table-cell>
              <table:table-cell office:value-type="string">
                <text:p>c10</text:p>
                <draw:g>
                  <svg:desc>'total histogram'.K1:'total histogram'.K1</svg:desc>
                </draw:g>
              </table:table-cell>
              <table:table-cell office:value-type="string">
                <text:p>c11</text:p>
                <draw:g>
                  <svg:desc>'total histogram'.L1:'total histogram'.L1</svg:desc>
                </draw:g>
              </table:table-cell>
              <table:table-cell office:value-type="string">
                <text:p>c12</text:p>
                <draw:g>
                  <svg:desc>'total histogram'.M1:'total histogram'.M1</svg:desc>
                </draw:g>
              </table:table-cell>
              <table:table-cell office:value-type="string">
                <text:p>c13</text:p>
                <draw:g>
                  <svg:desc>'total histogram'.N1:'total histogram'.N1</svg:desc>
                </draw:g>
              </table:table-cell>
              <table:table-cell office:value-type="string">
                <text:p>c14</text:p>
                <draw:g>
                  <svg:desc>'total histogram'.O1:'total histogram'.O1</svg:desc>
                </draw:g>
              </table:table-cell>
              <table:table-cell office:value-type="string">
                <text:p>c15</text:p>
                <draw:g>
                  <svg:desc>'total histogram'.P1:'total histogram'.P1</svg:desc>
                </draw:g>
              </table:table-cell>
              <table:table-cell office:value-type="string">
                <text:p>c16</text:p>
                <draw:g>
                  <svg:desc>'total histogram'.Q1:'total histogram'.Q1</svg:desc>
                </draw:g>
              </table:table-cell>
              <table:table-cell office:value-type="string">
                <text:p>c17</text:p>
                <draw:g>
                  <svg:desc>'total histogram'.R1:'total histogram'.R1</svg:desc>
                </draw:g>
              </table:table-cell>
            </table:table-row>
          </table:table-header-rows>
          <table:table-rows>
            <table:table-row>
              <table:table-cell office:value-type="float" office:value="-89">
                <text:p>-9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total histogram'.A2:'total histogram'.B53</svg:desc>
                </draw:g>
              </table:table-cell>
              <table:table-cell office:value-type="float" office:value="NaN">
                <text:p>NaN</text:p>
                <draw:g>
                  <svg:desc>'total histogram'.C2:'total histogram'.C53</svg:desc>
                </draw:g>
              </table:table-cell>
              <table:table-cell office:value-type="float" office:value="NaN">
                <text:p>NaN</text:p>
                <draw:g>
                  <svg:desc>'total histogram'.D2:'total histogram'.D53</svg:desc>
                </draw:g>
              </table:table-cell>
              <table:table-cell office:value-type="float" office:value="NaN">
                <text:p>NaN</text:p>
                <draw:g>
                  <svg:desc>'total histogram'.E2:'total histogram'.E53</svg:desc>
                </draw:g>
              </table:table-cell>
              <table:table-cell office:value-type="float" office:value="NaN">
                <text:p>NaN</text:p>
                <draw:g>
                  <svg:desc>'total histogram'.F2:'total histogram'.F53</svg:desc>
                </draw:g>
              </table:table-cell>
              <table:table-cell office:value-type="float" office:value="NaN">
                <text:p>NaN</text:p>
                <draw:g>
                  <svg:desc>'total histogram'.G2:'total histogram'.G53</svg:desc>
                </draw:g>
              </table:table-cell>
              <table:table-cell office:value-type="float" office:value="NaN">
                <text:p>NaN</text:p>
                <draw:g>
                  <svg:desc>'total histogram'.H2:'total histogram'.H53</svg:desc>
                </draw:g>
              </table:table-cell>
              <table:table-cell office:value-type="float" office:value="NaN">
                <text:p>NaN</text:p>
                <draw:g>
                  <svg:desc>'total histogram'.I2:'total histogram'.I53</svg:desc>
                </draw:g>
              </table:table-cell>
              <table:table-cell office:value-type="float" office:value="NaN">
                <text:p>NaN</text:p>
                <draw:g>
                  <svg:desc>'total histogram'.J2:'total histogram'.J53</svg:desc>
                </draw:g>
              </table:table-cell>
              <table:table-cell office:value-type="float" office:value="NaN">
                <text:p>NaN</text:p>
                <draw:g>
                  <svg:desc>'total histogram'.K2:'total histogram'.K53</svg:desc>
                </draw:g>
              </table:table-cell>
              <table:table-cell office:value-type="float" office:value="NaN">
                <text:p>NaN</text:p>
                <draw:g>
                  <svg:desc>'total histogram'.L2:'total histogram'.L53</svg:desc>
                </draw:g>
              </table:table-cell>
              <table:table-cell office:value-type="float" office:value="NaN">
                <text:p>NaN</text:p>
                <draw:g>
                  <svg:desc>'total histogram'.M2:'total histogram'.M53</svg:desc>
                </draw:g>
              </table:table-cell>
              <table:table-cell office:value-type="float" office:value="NaN">
                <text:p>NaN</text:p>
                <draw:g>
                  <svg:desc>'total histogram'.N2:'total histogram'.N53</svg:desc>
                </draw:g>
              </table:table-cell>
              <table:table-cell office:value-type="float" office:value="NaN">
                <text:p>NaN</text:p>
                <draw:g>
                  <svg:desc>'total histogram'.O2:'total histogram'.O53</svg:desc>
                </draw:g>
              </table:table-cell>
              <table:table-cell office:value-type="float" office:value="NaN">
                <text:p>NaN</text:p>
                <draw:g>
                  <svg:desc>'total histogram'.P2:'total histogram'.P53</svg:desc>
                </draw:g>
              </table:table-cell>
              <table:table-cell office:value-type="float" office:value="NaN">
                <text:p>NaN</text:p>
                <draw:g>
                  <svg:desc>'total histogram'.Q2:'total histogram'.Q53</svg:desc>
                </draw:g>
              </table:table-cell>
              <table:table-cell office:value-type="float" office:value="NaN">
                <text:p>NaN</text:p>
                <draw:g>
                  <svg:desc>'total histogram'.R2:'total histogram'.R53</svg:desc>
                </draw:g>
              </table:table-cell>
            </table:table-row>
            <table:table-row>
              <table:table-cell office:value-type="float" office:value="-88">
                <text:p>-9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87">
                <text:p>-9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86">
                <text:p>-9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85">
                <text:p>-9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84">
                <text:p>-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83">
                <text:p>-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82">
                <text:p>-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-81">
                <text:p>-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-80">
                <text:p>-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-79">
                <text:p>-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-78">
                <text:p>-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-77">
                <text:p>-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8">
                <text:p>28</text:p>
              </table:table-cell>
              <table:table-cell office:value-type="float" office:value="36">
                <text:p>36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-76">
                <text:p>-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6">
                <text:p>46</text:p>
              </table:table-cell>
              <table:table-cell office:value-type="float" office:value="40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-75">
                <text:p>-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8">
                <text:p>28</text:p>
              </table:table-cell>
              <table:table-cell office:value-type="float" office:value="24">
                <text:p>24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-74">
                <text:p>-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8">
                <text:p>28</text:p>
              </table:table-cell>
              <table:table-cell office:value-type="float" office:value="58">
                <text:p>58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-73">
                <text:p>-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48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-72">
                <text:p>-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">
                <text:p>12</text:p>
              </table:table-cell>
              <table:table-cell office:value-type="float" office:value="36">
                <text:p>36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71">
                <text:p>-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70">
                <text:p>-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44">
                <text:p>44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9">
                <text:p>-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">
                <text:p>8</text:p>
              </table:table-cell>
              <table:table-cell office:value-type="float" office:value="44">
                <text:p>4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8">
                <text:p>-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52">
                <text:p>52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7">
                <text:p>-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6">
                <text:p>-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5">
                <text:p>-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4">
                <text:p>-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3">
                <text:p>-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2">
                <text:p>-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1">
                <text:p>-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0">
                <text:p>-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9">
                <text:p>-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8">
                <text:p>-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7">
                <text:p>-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6">
                <text:p>-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5">
                <text:p>-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4">
                <text:p>-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3">
                <text:p>-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2">
                <text:p>-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1">
                <text:p>-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0">
                <text:p>-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9">
                <text:p>-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8">
                <text:p>-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7">
                <text:p>-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6">
                <text:p>-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5">
                <text:p>-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4">
                <text:p>-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3">
                <text:p>-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2">
                <text:p>-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1">
                <text:p>-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0">
                <text:p>-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39">
                <text:p>-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38">
                <text:p>-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asterisk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vertical-bar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square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38.46cm" svg:height="14.464cm" xlink:href=".." xlink:type="simple" chart:class="chart:line" chart:style-name="ch1">
        <chart:title svg:x="16.514cm" svg:y="0.425cm" chart:style-name="ch2">
          <text:p>Probability Mass Function </text:p>
        </chart:title>
        <chart:legend chart:legend-position="end" svg:x="36.56cm" svg:y="3.198cm" style:legend-expansion="high" chart:style-name="ch3"/>
        <chart:plot-area chart:style-name="ch4" table:cell-range-address="'total histogram'.A58:'total histogram'.R110" chart:data-source-has-labels="both" svg:x="1.78cm" svg:y="2.097cm" svg:width="33.242cm" svg:height="11.097cm">
          <chartooo:coordinate-region svg:x="2.507cm" svg:y="2.296cm" svg:width="32.515cm" svg:height="10.251cm"/>
          <chart:axis chart:dimension="x" chart:name="primary-x" chart:style-name="ch5" chartooo:axis-type="auto">
            <chartooo:date-scale/>
            <chart:title svg:x="18.092cm" svg:y="13.483cm" chart:style-name="ch6">
              <text:p>rssi</text:p>
            </chart:title>
            <chart:categories table:cell-range-address="'total histogram'.A59:'total histogram'.B110"/>
          </chart:axis>
          <chart:axis chart:dimension="y" chart:name="primary-y" chart:style-name="ch5">
            <chart:title svg:x="0.451cm" svg:y="8.47cm" chart:style-name="ch7">
              <text:p>Probability</text:p>
            </chart:title>
            <chart:grid chart:style-name="ch8" chart:class="major"/>
          </chart:axis>
          <chart:series chart:style-name="ch9" chart:values-cell-range-address="'total histogram'.C59:'total histogram'.C110" chart:label-cell-address="'total histogram'.C58:'total histogram'.C58" chart:class="chart:line">
            <chart:data-point chart:repeated="52"/>
          </chart:series>
          <chart:series chart:style-name="ch10" chart:values-cell-range-address="'total histogram'.D59:'total histogram'.D110" chart:label-cell-address="'total histogram'.D58:'total histogram'.D58" chart:class="chart:line">
            <chart:data-point chart:repeated="52"/>
          </chart:series>
          <chart:series chart:style-name="ch11" chart:values-cell-range-address="'total histogram'.E59:'total histogram'.E110" chart:label-cell-address="'total histogram'.E58:'total histogram'.E58" chart:class="chart:line">
            <chart:data-point chart:repeated="52"/>
          </chart:series>
          <chart:series chart:style-name="ch12" chart:values-cell-range-address="'total histogram'.F59:'total histogram'.F110" chart:label-cell-address="'total histogram'.F58:'total histogram'.F58" chart:class="chart:line">
            <chart:data-point chart:repeated="52"/>
          </chart:series>
          <chart:series chart:style-name="ch13" chart:values-cell-range-address="'total histogram'.G59:'total histogram'.G110" chart:label-cell-address="'total histogram'.G58:'total histogram'.G58" chart:class="chart:line">
            <chart:data-point chart:repeated="52"/>
          </chart:series>
          <chart:series chart:style-name="ch14" chart:values-cell-range-address="'total histogram'.H59:'total histogram'.H110" chart:label-cell-address="'total histogram'.H58:'total histogram'.H58" chart:class="chart:line">
            <chart:data-point chart:repeated="52"/>
          </chart:series>
          <chart:series chart:style-name="ch15" chart:values-cell-range-address="'total histogram'.I59:'total histogram'.I110" chart:label-cell-address="'total histogram'.I58:'total histogram'.I58" chart:class="chart:line">
            <chart:data-point chart:repeated="52"/>
          </chart:series>
          <chart:series chart:style-name="ch16" chart:values-cell-range-address="'total histogram'.J59:'total histogram'.J110" chart:label-cell-address="'total histogram'.J58:'total histogram'.J58" chart:class="chart:line">
            <chart:data-point chart:repeated="52"/>
          </chart:series>
          <chart:series chart:style-name="ch17" chart:values-cell-range-address="'total histogram'.K59:'total histogram'.K110" chart:label-cell-address="'total histogram'.K58:'total histogram'.K58" chart:class="chart:line">
            <chart:data-point chart:repeated="52"/>
          </chart:series>
          <chart:series chart:style-name="ch18" chart:values-cell-range-address="'total histogram'.L59:'total histogram'.L110" chart:label-cell-address="'total histogram'.L58:'total histogram'.L58" chart:class="chart:line">
            <chart:data-point chart:repeated="52"/>
          </chart:series>
          <chart:series chart:style-name="ch19" chart:values-cell-range-address="'total histogram'.M59:'total histogram'.M110" chart:label-cell-address="'total histogram'.M58:'total histogram'.M58" chart:class="chart:line">
            <chart:data-point chart:repeated="52"/>
          </chart:series>
          <chart:series chart:style-name="ch20" chart:values-cell-range-address="'total histogram'.N59:'total histogram'.N110" chart:label-cell-address="'total histogram'.N58:'total histogram'.N58" chart:class="chart:line">
            <chart:data-point chart:repeated="52"/>
          </chart:series>
          <chart:series chart:style-name="ch21" chart:values-cell-range-address="'total histogram'.O59:'total histogram'.O110" chart:label-cell-address="'total histogram'.O58:'total histogram'.O58" chart:class="chart:line">
            <chart:data-point chart:repeated="52"/>
          </chart:series>
          <chart:series chart:style-name="ch22" chart:values-cell-range-address="'total histogram'.P59:'total histogram'.P110" chart:label-cell-address="'total histogram'.P58:'total histogram'.P58" chart:class="chart:line">
            <chart:data-point chart:repeated="52"/>
          </chart:series>
          <chart:series chart:style-name="ch23" chart:values-cell-range-address="'total histogram'.Q59:'total histogram'.Q110" chart:label-cell-address="'total histogram'.Q58:'total histogram'.Q58" chart:class="chart:line">
            <chart:data-point chart:repeated="52"/>
          </chart:series>
          <chart:series chart:style-name="ch24" chart:values-cell-range-address="'total histogram'.R59:'total histogram'.R110" chart:label-cell-address="'total histogram'.R58:'total histogram'.R58" chart:class="chart:line">
            <chart:data-point chart:repeated="52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</text:p>
                <draw:g>
                  <svg:desc>'total histogram'.C58:'total histogram'.C58</svg:desc>
                </draw:g>
              </table:table-cell>
              <table:table-cell office:value-type="string">
                <text:p>c3</text:p>
                <draw:g>
                  <svg:desc>'total histogram'.D58:'total histogram'.D58</svg:desc>
                </draw:g>
              </table:table-cell>
              <table:table-cell office:value-type="string">
                <text:p>c4</text:p>
                <draw:g>
                  <svg:desc>'total histogram'.E58:'total histogram'.E58</svg:desc>
                </draw:g>
              </table:table-cell>
              <table:table-cell office:value-type="string">
                <text:p>c5</text:p>
                <draw:g>
                  <svg:desc>'total histogram'.F58:'total histogram'.F58</svg:desc>
                </draw:g>
              </table:table-cell>
              <table:table-cell office:value-type="string">
                <text:p>c6</text:p>
                <draw:g>
                  <svg:desc>'total histogram'.G58:'total histogram'.G58</svg:desc>
                </draw:g>
              </table:table-cell>
              <table:table-cell office:value-type="string">
                <text:p>c7</text:p>
                <draw:g>
                  <svg:desc>'total histogram'.H58:'total histogram'.H58</svg:desc>
                </draw:g>
              </table:table-cell>
              <table:table-cell office:value-type="string">
                <text:p>c8</text:p>
                <draw:g>
                  <svg:desc>'total histogram'.I58:'total histogram'.I58</svg:desc>
                </draw:g>
              </table:table-cell>
              <table:table-cell office:value-type="string">
                <text:p>c9</text:p>
                <draw:g>
                  <svg:desc>'total histogram'.J58:'total histogram'.J58</svg:desc>
                </draw:g>
              </table:table-cell>
              <table:table-cell office:value-type="string">
                <text:p>c10</text:p>
                <draw:g>
                  <svg:desc>'total histogram'.K58:'total histogram'.K58</svg:desc>
                </draw:g>
              </table:table-cell>
              <table:table-cell office:value-type="string">
                <text:p>c11</text:p>
                <draw:g>
                  <svg:desc>'total histogram'.L58:'total histogram'.L58</svg:desc>
                </draw:g>
              </table:table-cell>
              <table:table-cell office:value-type="string">
                <text:p>c12</text:p>
                <draw:g>
                  <svg:desc>'total histogram'.M58:'total histogram'.M58</svg:desc>
                </draw:g>
              </table:table-cell>
              <table:table-cell office:value-type="string">
                <text:p>c13</text:p>
                <draw:g>
                  <svg:desc>'total histogram'.N58:'total histogram'.N58</svg:desc>
                </draw:g>
              </table:table-cell>
              <table:table-cell office:value-type="string">
                <text:p>c14</text:p>
                <draw:g>
                  <svg:desc>'total histogram'.O58:'total histogram'.O58</svg:desc>
                </draw:g>
              </table:table-cell>
              <table:table-cell office:value-type="string">
                <text:p>c15</text:p>
                <draw:g>
                  <svg:desc>'total histogram'.P58:'total histogram'.P58</svg:desc>
                </draw:g>
              </table:table-cell>
              <table:table-cell office:value-type="string">
                <text:p>c16</text:p>
                <draw:g>
                  <svg:desc>'total histogram'.Q58:'total histogram'.Q58</svg:desc>
                </draw:g>
              </table:table-cell>
              <table:table-cell office:value-type="string">
                <text:p>c17</text:p>
                <draw:g>
                  <svg:desc>'total histogram'.R58:'total histogram'.R58</svg:desc>
                </draw:g>
              </table:table-cell>
            </table:table-row>
          </table:table-header-rows>
          <table:table-rows>
            <table:table-row>
              <table:table-cell office:value-type="float" office:value="-89">
                <text:p>-9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total histogram'.A59:'total histogram'.B110</svg:desc>
                </draw:g>
              </table:table-cell>
              <table:table-cell office:value-type="float" office:value="NaN">
                <text:p>NaN</text:p>
                <draw:g>
                  <svg:desc>'total histogram'.C59:'total histogram'.C110</svg:desc>
                </draw:g>
              </table:table-cell>
              <table:table-cell office:value-type="float" office:value="NaN">
                <text:p>NaN</text:p>
                <draw:g>
                  <svg:desc>'total histogram'.D59:'total histogram'.D110</svg:desc>
                </draw:g>
              </table:table-cell>
              <table:table-cell office:value-type="float" office:value="NaN">
                <text:p>NaN</text:p>
                <draw:g>
                  <svg:desc>'total histogram'.E59:'total histogram'.E110</svg:desc>
                </draw:g>
              </table:table-cell>
              <table:table-cell office:value-type="float" office:value="NaN">
                <text:p>NaN</text:p>
                <draw:g>
                  <svg:desc>'total histogram'.F59:'total histogram'.F110</svg:desc>
                </draw:g>
              </table:table-cell>
              <table:table-cell office:value-type="float" office:value="NaN">
                <text:p>NaN</text:p>
                <draw:g>
                  <svg:desc>'total histogram'.G59:'total histogram'.G110</svg:desc>
                </draw:g>
              </table:table-cell>
              <table:table-cell office:value-type="float" office:value="NaN">
                <text:p>NaN</text:p>
                <draw:g>
                  <svg:desc>'total histogram'.H59:'total histogram'.H110</svg:desc>
                </draw:g>
              </table:table-cell>
              <table:table-cell office:value-type="float" office:value="NaN">
                <text:p>NaN</text:p>
                <draw:g>
                  <svg:desc>'total histogram'.I59:'total histogram'.I110</svg:desc>
                </draw:g>
              </table:table-cell>
              <table:table-cell office:value-type="float" office:value="NaN">
                <text:p>NaN</text:p>
                <draw:g>
                  <svg:desc>'total histogram'.J59:'total histogram'.J110</svg:desc>
                </draw:g>
              </table:table-cell>
              <table:table-cell office:value-type="float" office:value="NaN">
                <text:p>NaN</text:p>
                <draw:g>
                  <svg:desc>'total histogram'.K59:'total histogram'.K110</svg:desc>
                </draw:g>
              </table:table-cell>
              <table:table-cell office:value-type="float" office:value="NaN">
                <text:p>NaN</text:p>
                <draw:g>
                  <svg:desc>'total histogram'.L59:'total histogram'.L110</svg:desc>
                </draw:g>
              </table:table-cell>
              <table:table-cell office:value-type="float" office:value="NaN">
                <text:p>NaN</text:p>
                <draw:g>
                  <svg:desc>'total histogram'.M59:'total histogram'.M110</svg:desc>
                </draw:g>
              </table:table-cell>
              <table:table-cell office:value-type="float" office:value="NaN">
                <text:p>NaN</text:p>
                <draw:g>
                  <svg:desc>'total histogram'.N59:'total histogram'.N110</svg:desc>
                </draw:g>
              </table:table-cell>
              <table:table-cell office:value-type="float" office:value="NaN">
                <text:p>NaN</text:p>
                <draw:g>
                  <svg:desc>'total histogram'.O59:'total histogram'.O110</svg:desc>
                </draw:g>
              </table:table-cell>
              <table:table-cell office:value-type="float" office:value="NaN">
                <text:p>NaN</text:p>
                <draw:g>
                  <svg:desc>'total histogram'.P59:'total histogram'.P110</svg:desc>
                </draw:g>
              </table:table-cell>
              <table:table-cell office:value-type="float" office:value="NaN">
                <text:p>NaN</text:p>
                <draw:g>
                  <svg:desc>'total histogram'.Q59:'total histogram'.Q110</svg:desc>
                </draw:g>
              </table:table-cell>
              <table:table-cell office:value-type="float" office:value="NaN">
                <text:p>NaN</text:p>
                <draw:g>
                  <svg:desc>'total histogram'.R59:'total histogram'.R110</svg:desc>
                </draw:g>
              </table:table-cell>
            </table:table-row>
            <table:table-row>
              <table:table-cell office:value-type="float" office:value="-88">
                <text:p>-9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87">
                <text:p>-9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86">
                <text:p>-9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652015">
                <text:p>0.014652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076923">
                <text:p>0.2307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85">
                <text:p>-9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384616">
                <text:p>0.15384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84">
                <text:p>-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45801528">
                <text:p>0.045801528</text:p>
              </table:table-cell>
              <table:table-cell office:value-type="float" office:value="NaN">
                <text:p>NaN</text:p>
              </table:table-cell>
              <table:table-cell office:value-type="float" office:value="0.014440433">
                <text:p>0.014440433</text:p>
              </table:table-cell>
              <table:table-cell office:value-type="float" office:value="0.014234875">
                <text:p>0.014234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384616">
                <text:p>0.15384616</text:p>
              </table:table-cell>
              <table:table-cell office:value-type="float" office:value="0.21940929">
                <text:p>0.21940929</text:p>
              </table:table-cell>
              <table:table-cell office:value-type="float" office:value="NaN">
                <text:p>NaN</text:p>
              </table:table-cell>
              <table:table-cell office:value-type="float" office:value="0.033333335">
                <text:p>0.033333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83">
                <text:p>-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01532567">
                <text:p>0.01532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384616">
                <text:p>0.15384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82">
                <text:p>-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30534351">
                <text:p>0.030534351</text:p>
              </table:table-cell>
              <table:table-cell office:value-type="float" office:value="0.01532567">
                <text:p>0.01532567</text:p>
              </table:table-cell>
              <table:table-cell office:value-type="float" office:value="0.014440433">
                <text:p>0.014440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384616">
                <text:p>0.15384616</text:p>
              </table:table-cell>
              <table:table-cell office:value-type="float" office:value="0.050632913">
                <text:p>0.050632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122449">
                <text:p>0.06122449</text:p>
              </table:table-cell>
            </table:table-row>
            <table:table-row>
              <table:table-cell office:value-type="float" office:value="-81">
                <text:p>-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45801528">
                <text:p>0.045801528</text:p>
              </table:table-cell>
              <table:table-cell office:value-type="float" office:value="0.038314175">
                <text:p>0.038314175</text:p>
              </table:table-cell>
              <table:table-cell office:value-type="float" office:value="0.014440433">
                <text:p>0.014440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652015">
                <text:p>0.014652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518987">
                <text:p>0.21518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32653">
                <text:p>0.1632653</text:p>
              </table:table-cell>
            </table:table-row>
            <table:table-row>
              <table:table-cell office:value-type="float" office:value="-80">
                <text:p>-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45801528">
                <text:p>0.045801528</text:p>
              </table:table-cell>
              <table:table-cell office:value-type="float" office:value="0.038314175">
                <text:p>0.038314175</text:p>
              </table:table-cell>
              <table:table-cell office:value-type="float" office:value="0.014440433">
                <text:p>0.014440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30403">
                <text:p>0.02930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384616">
                <text:p>0.15384616</text:p>
              </table:table-cell>
              <table:table-cell office:value-type="float" office:value="0.19831224">
                <text:p>0.19831224</text:p>
              </table:table-cell>
              <table:table-cell office:value-type="float" office:value="NaN">
                <text:p>NaN</text:p>
              </table:table-cell>
              <table:table-cell office:value-type="float" office:value="0.13333334">
                <text:p>0.13333334</text:p>
              </table:table-cell>
              <table:table-cell office:value-type="float" office:value="0.2244898">
                <text:p>0.2244898</text:p>
              </table:table-cell>
            </table:table-row>
            <table:table-row>
              <table:table-cell office:value-type="float" office:value="-79">
                <text:p>-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61068702">
                <text:p>0.061068702</text:p>
              </table:table-cell>
              <table:table-cell office:value-type="float" office:value="0.01532567">
                <text:p>0.01532567</text:p>
              </table:table-cell>
              <table:table-cell office:value-type="float" office:value="0.025270758">
                <text:p>0.025270758</text:p>
              </table:table-cell>
              <table:table-cell office:value-type="float" office:value="0.024911031">
                <text:p>0.024911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652015">
                <text:p>0.014652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1265825">
                <text:p>0.101265825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14285715">
                <text:p>0.14285715</text:p>
              </table:table-cell>
            </table:table-row>
            <table:table-row>
              <table:table-cell office:value-type="float" office:value="-78">
                <text:p>-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91603056">
                <text:p>0.091603056</text:p>
              </table:table-cell>
              <table:table-cell office:value-type="float" office:value="0.01532567">
                <text:p>0.01532567</text:p>
              </table:table-cell>
              <table:table-cell office:value-type="float" office:value="0.0866426">
                <text:p>0.0866426</text:p>
              </table:table-cell>
              <table:table-cell office:value-type="float" office:value="0.010676157">
                <text:p>0.010676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860806">
                <text:p>0.05860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333334">
                <text:p>0.13333334</text:p>
              </table:table-cell>
              <table:table-cell office:value-type="float" office:value="0.26530612">
                <text:p>0.26530612</text:p>
              </table:table-cell>
            </table:table-row>
            <table:table-row>
              <table:table-cell office:value-type="float" office:value="-77">
                <text:p>-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10687023">
                <text:p>0.10687023</text:p>
              </table:table-cell>
              <table:table-cell office:value-type="float" office:value="0.06896552">
                <text:p>0.06896552</text:p>
              </table:table-cell>
              <table:table-cell office:value-type="float" office:value="0.028880866">
                <text:p>0.028880866</text:p>
              </table:table-cell>
              <table:table-cell office:value-type="float" office:value="0.010676157">
                <text:p>0.010676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956045">
                <text:p>0.043956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3755273">
                <text:p>0.033755273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020408163">
                <text:p>0.020408163</text:p>
              </table:table-cell>
            </table:table-row>
            <table:table-row>
              <table:table-cell office:value-type="float" office:value="-76">
                <text:p>-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17557251">
                <text:p>0.17557251</text:p>
              </table:table-cell>
              <table:table-cell office:value-type="float" office:value="0.07662835">
                <text:p>0.07662835</text:p>
              </table:table-cell>
              <table:table-cell office:value-type="float" office:value="0.028880866">
                <text:p>0.028880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652015">
                <text:p>0.014652015</text:p>
              </table:table-cell>
              <table:table-cell office:value-type="float" office:value="0.02930403">
                <text:p>0.02930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877636">
                <text:p>0.016877636</text:p>
              </table:table-cell>
              <table:table-cell office:value-type="float" office:value="NaN">
                <text:p>NaN</text:p>
              </table:table-cell>
              <table:table-cell office:value-type="float" office:value="0.11666667">
                <text:p>0.11666667</text:p>
              </table:table-cell>
              <table:table-cell office:value-type="float" office:value="0.020408163">
                <text:p>0.020408163</text:p>
              </table:table-cell>
            </table:table-row>
            <table:table-row>
              <table:table-cell office:value-type="float" office:value="-75">
                <text:p>-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10687023">
                <text:p>0.10687023</text:p>
              </table:table-cell>
              <table:table-cell office:value-type="float" office:value="0.04597701">
                <text:p>0.04597701</text:p>
              </table:table-cell>
              <table:table-cell office:value-type="float" office:value="0.039711192">
                <text:p>0.039711192</text:p>
              </table:table-cell>
              <table:table-cell office:value-type="float" office:value="0.010676157">
                <text:p>0.010676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492754">
                <text:p>0.014492754</text:p>
              </table:table-cell>
              <table:table-cell office:value-type="float" office:value="0.043956045">
                <text:p>0.043956045</text:p>
              </table:table-cell>
              <table:table-cell office:value-type="float" office:value="0.10622711">
                <text:p>0.10622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877636">
                <text:p>0.016877636</text:p>
              </table:table-cell>
              <table:table-cell office:value-type="float" office:value="NaN">
                <text:p>NaN</text:p>
              </table:table-cell>
              <table:table-cell office:value-type="float" office:value="0.083333336">
                <text:p>0.083333336</text:p>
              </table:table-cell>
              <table:table-cell office:value-type="float" office:value="0.040816326">
                <text:p>0.040816326</text:p>
              </table:table-cell>
            </table:table-row>
            <table:table-row>
              <table:table-cell office:value-type="float" office:value="-74">
                <text:p>-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10687023">
                <text:p>0.10687023</text:p>
              </table:table-cell>
              <table:table-cell office:value-type="float" office:value="0.11111111">
                <text:p>0.11111111</text:p>
              </table:table-cell>
              <table:table-cell office:value-type="float" office:value="0.06859206">
                <text:p>0.06859206</text:p>
              </table:table-cell>
              <table:table-cell office:value-type="float" office:value="0.014234875">
                <text:p>0.014234875</text:p>
              </table:table-cell>
              <table:table-cell office:value-type="float" office:value="NaN">
                <text:p>NaN</text:p>
              </table:table-cell>
              <table:table-cell office:value-type="float" office:value="0.014234875">
                <text:p>0.014234875</text:p>
              </table:table-cell>
              <table:table-cell office:value-type="float" office:value="0.014492754">
                <text:p>0.014492754</text:p>
              </table:table-cell>
              <table:table-cell office:value-type="float" office:value="0.043956045">
                <text:p>0.043956045</text:p>
              </table:table-cell>
              <table:table-cell office:value-type="float" office:value="0.05860806">
                <text:p>0.05860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0.16666667">
                <text:p>0.16666667</text:p>
              </table:table-cell>
              <table:table-cell office:value-type="float" office:value="0.040816326">
                <text:p>0.040816326</text:p>
              </table:table-cell>
            </table:table-row>
            <table:table-row>
              <table:table-cell office:value-type="float" office:value="-73">
                <text:p>-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06896552">
                <text:p>0.06896552</text:p>
              </table:table-cell>
              <table:table-cell office:value-type="float" office:value="0.057761732">
                <text:p>0.057761732</text:p>
              </table:table-cell>
              <table:table-cell office:value-type="float" office:value="0.02846975">
                <text:p>0.02846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985508">
                <text:p>0.028985508</text:p>
              </table:table-cell>
              <table:table-cell office:value-type="float" office:value="0.17582418">
                <text:p>0.17582418</text:p>
              </table:table-cell>
              <table:table-cell office:value-type="float" office:value="0.014652015">
                <text:p>0.014652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  <table:table-cell office:value-type="float" office:value="0.020408163">
                <text:p>0.020408163</text:p>
              </table:table-cell>
            </table:table-row>
            <table:table-row>
              <table:table-cell office:value-type="float" office:value="-72">
                <text:p>-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45801528">
                <text:p>0.045801528</text:p>
              </table:table-cell>
              <table:table-cell office:value-type="float" office:value="0.06896552">
                <text:p>0.06896552</text:p>
              </table:table-cell>
              <table:table-cell office:value-type="float" office:value="0.028880866">
                <text:p>0.028880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985508">
                <text:p>0.028985508</text:p>
              </table:table-cell>
              <table:table-cell office:value-type="float" office:value="0.05860806">
                <text:p>0.05860806</text:p>
              </table:table-cell>
              <table:table-cell office:value-type="float" office:value="0.05860806">
                <text:p>0.05860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3333335">
                <text:p>0.033333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71">
                <text:p>-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7633588">
                <text:p>0.07633588</text:p>
              </table:table-cell>
              <table:table-cell office:value-type="float" office:value="NaN">
                <text:p>NaN</text:p>
              </table:table-cell>
              <table:table-cell office:value-type="float" office:value="0.09747292">
                <text:p>0.09747292</text:p>
              </table:table-cell>
              <table:table-cell office:value-type="float" office:value="0.03914591">
                <text:p>0.03914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985508">
                <text:p>0.028985508</text:p>
              </table:table-cell>
              <table:table-cell office:value-type="float" office:value="0.102564104">
                <text:p>0.102564104</text:p>
              </table:table-cell>
              <table:table-cell office:value-type="float" office:value="0.1904762">
                <text:p>0.1904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666668">
                <text:p>0.016666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70">
                <text:p>-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15267176">
                <text:p>0.015267176</text:p>
              </table:table-cell>
              <table:table-cell office:value-type="float" office:value="0.03065134">
                <text:p>0.03065134</text:p>
              </table:table-cell>
              <table:table-cell office:value-type="float" office:value="0.06859206">
                <text:p>0.06859206</text:p>
              </table:table-cell>
              <table:table-cell office:value-type="float" office:value="0.024911031">
                <text:p>0.024911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985508">
                <text:p>0.028985508</text:p>
              </table:table-cell>
              <table:table-cell office:value-type="float" office:value="0.16117217">
                <text:p>0.16117217</text:p>
              </table:table-cell>
              <table:table-cell office:value-type="float" office:value="0.102564104">
                <text:p>0.102564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666668">
                <text:p>0.016666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9">
                <text:p>-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30534351">
                <text:p>0.030534351</text:p>
              </table:table-cell>
              <table:table-cell office:value-type="float" office:value="0.08429119">
                <text:p>0.08429119</text:p>
              </table:table-cell>
              <table:table-cell office:value-type="float" office:value="0.028880866">
                <text:p>0.028880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985508">
                <text:p>0.028985508</text:p>
              </table:table-cell>
              <table:table-cell office:value-type="float" office:value="0.07326008">
                <text:p>0.07326008</text:p>
              </table:table-cell>
              <table:table-cell office:value-type="float" office:value="0.102564104">
                <text:p>0.102564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8">
                <text:p>-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15267176">
                <text:p>0.015267176</text:p>
              </table:table-cell>
              <table:table-cell office:value-type="float" office:value="0.099616855">
                <text:p>0.099616855</text:p>
              </table:table-cell>
              <table:table-cell office:value-type="float" office:value="0.10830325">
                <text:p>0.10830325</text:p>
              </table:table-cell>
              <table:table-cell office:value-type="float" office:value="0.085409254">
                <text:p>0.085409254</text:p>
              </table:table-cell>
              <table:table-cell office:value-type="float" office:value="NaN">
                <text:p>NaN</text:p>
              </table:table-cell>
              <table:table-cell office:value-type="float" office:value="0.014234875">
                <text:p>0.014234875</text:p>
              </table:table-cell>
              <table:table-cell office:value-type="float" office:value="0.04347826">
                <text:p>0.04347826</text:p>
              </table:table-cell>
              <table:table-cell office:value-type="float" office:value="0.02930403">
                <text:p>0.02930403</text:p>
              </table:table-cell>
              <table:table-cell office:value-type="float" office:value="0.02930403">
                <text:p>0.02930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7">
                <text:p>-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04789272">
                <text:p>0.04789272</text:p>
              </table:table-cell>
              <table:table-cell office:value-type="float" office:value="0.08303249">
                <text:p>0.08303249</text:p>
              </table:table-cell>
              <table:table-cell office:value-type="float" office:value="0.06761566">
                <text:p>0.06761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492754">
                <text:p>0.014492754</text:p>
              </table:table-cell>
              <table:table-cell office:value-type="float" office:value="0.102564104">
                <text:p>0.102564104</text:p>
              </table:table-cell>
              <table:table-cell office:value-type="float" office:value="0.043956045">
                <text:p>0.043956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6">
                <text:p>-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007662835">
                <text:p>0.007662835</text:p>
              </table:table-cell>
              <table:table-cell office:value-type="float" office:value="0.028880866">
                <text:p>0.028880866</text:p>
              </table:table-cell>
              <table:table-cell office:value-type="float" office:value="0.02846975">
                <text:p>0.02846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2463766">
                <text:p>0.072463766</text:p>
              </table:table-cell>
              <table:table-cell office:value-type="float" office:value="0.02930403">
                <text:p>0.02930403</text:p>
              </table:table-cell>
              <table:table-cell office:value-type="float" office:value="0.07326008">
                <text:p>0.07326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666668">
                <text:p>0.016666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5">
                <text:p>-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05172414">
                <text:p>0.05172414</text:p>
              </table:table-cell>
              <table:table-cell office:value-type="float" office:value="0.054151624">
                <text:p>0.054151624</text:p>
              </table:table-cell>
              <table:table-cell office:value-type="float" office:value="0.042704627">
                <text:p>0.042704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2463766">
                <text:p>0.072463766</text:p>
              </table:table-cell>
              <table:table-cell office:value-type="float" office:value="0.07326008">
                <text:p>0.07326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877636">
                <text:p>0.01687763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4">
                <text:p>-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01532567">
                <text:p>0.01532567</text:p>
              </table:table-cell>
              <table:table-cell office:value-type="float" office:value="0.028880866">
                <text:p>0.028880866</text:p>
              </table:table-cell>
              <table:table-cell office:value-type="float" office:value="0.014234875">
                <text:p>0.014234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985508">
                <text:p>0.028985508</text:p>
              </table:table-cell>
              <table:table-cell office:value-type="float" office:value="0.014652015">
                <text:p>0.014652015</text:p>
              </table:table-cell>
              <table:table-cell office:value-type="float" office:value="0.014652015">
                <text:p>0.014652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877636">
                <text:p>0.016877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3">
                <text:p>-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007662835">
                <text:p>0.007662835</text:p>
              </table:table-cell>
              <table:table-cell office:value-type="float" office:value="0.014440433">
                <text:p>0.014440433</text:p>
              </table:table-cell>
              <table:table-cell office:value-type="float" office:value="0.02846975">
                <text:p>0.02846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7971016">
                <text:p>0.057971016</text:p>
              </table:table-cell>
              <table:table-cell office:value-type="float" office:value="0.02930403">
                <text:p>0.02930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877636">
                <text:p>0.016877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2">
                <text:p>-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06130268">
                <text:p>0.06130268</text:p>
              </table:table-cell>
              <table:table-cell office:value-type="float" office:value="0.0433213">
                <text:p>0.0433213</text:p>
              </table:table-cell>
              <table:table-cell office:value-type="float" office:value="0.099644125">
                <text:p>0.099644125</text:p>
              </table:table-cell>
              <table:table-cell office:value-type="float" office:value="NaN">
                <text:p>NaN</text:p>
              </table:table-cell>
              <table:table-cell office:value-type="float" office:value="0.014234875">
                <text:p>0.014234875</text:p>
              </table:table-cell>
              <table:table-cell office:value-type="float" office:value="0.08695652">
                <text:p>0.08695652</text:p>
              </table:table-cell>
              <table:table-cell office:value-type="float" office:value="0.032967035">
                <text:p>0.032967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1">
                <text:p>-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007662835">
                <text:p>0.007662835</text:p>
              </table:table-cell>
              <table:table-cell office:value-type="float" office:value="0.014440433">
                <text:p>0.014440433</text:p>
              </table:table-cell>
              <table:table-cell office:value-type="float" office:value="0.0569395">
                <text:p>0.0569395</text:p>
              </table:table-cell>
              <table:table-cell office:value-type="float" office:value="0.02846975">
                <text:p>0.02846975</text:p>
              </table:table-cell>
              <table:table-cell office:value-type="float" office:value="NaN">
                <text:p>NaN</text:p>
              </table:table-cell>
              <table:table-cell office:value-type="float" office:value="0.057971016">
                <text:p>0.057971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877636">
                <text:p>0.016877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0">
                <text:p>-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007662835">
                <text:p>0.007662835</text:p>
              </table:table-cell>
              <table:table-cell office:value-type="float" office:value="0.0072202166">
                <text:p>0.0072202166</text:p>
              </table:table-cell>
              <table:table-cell office:value-type="float" office:value="0.02846975">
                <text:p>0.02846975</text:p>
              </table:table-cell>
              <table:table-cell office:value-type="float" office:value="0.042704627">
                <text:p>0.042704627</text:p>
              </table:table-cell>
              <table:table-cell office:value-type="float" office:value="0.014234875">
                <text:p>0.014234875</text:p>
              </table:table-cell>
              <table:table-cell office:value-type="float" office:value="0.10144927">
                <text:p>0.10144927</text:p>
              </table:table-cell>
              <table:table-cell office:value-type="float" office:value="NaN">
                <text:p>NaN</text:p>
              </table:table-cell>
              <table:table-cell office:value-type="float" office:value="0.014652015">
                <text:p>0.014652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9">
                <text:p>-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9644125">
                <text:p>0.099644125</text:p>
              </table:table-cell>
              <table:table-cell office:value-type="float" office:value="0.02846975">
                <text:p>0.02846975</text:p>
              </table:table-cell>
              <table:table-cell office:value-type="float" office:value="0.014234875">
                <text:p>0.014234875</text:p>
              </table:table-cell>
              <table:table-cell office:value-type="float" office:value="0.072463766">
                <text:p>0.072463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8">
                <text:p>-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234875">
                <text:p>0.014234875</text:p>
              </table:table-cell>
              <table:table-cell office:value-type="float" office:value="0.014234875">
                <text:p>0.014234875</text:p>
              </table:table-cell>
              <table:table-cell office:value-type="float" office:value="0.02846975">
                <text:p>0.02846975</text:p>
              </table:table-cell>
              <table:table-cell office:value-type="float" office:value="0.04347826">
                <text:p>0.04347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7">
                <text:p>-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69395">
                <text:p>0.0569395</text:p>
              </table:table-cell>
              <table:table-cell office:value-type="float" office:value="0.02846975">
                <text:p>0.02846975</text:p>
              </table:table-cell>
              <table:table-cell office:value-type="float" office:value="0.014234875">
                <text:p>0.014234875</text:p>
              </table:table-cell>
              <table:table-cell office:value-type="float" office:value="0.072463766">
                <text:p>0.072463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6">
                <text:p>-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69395">
                <text:p>0.0569395</text:p>
              </table:table-cell>
              <table:table-cell office:value-type="float" office:value="0.02846975">
                <text:p>0.02846975</text:p>
              </table:table-cell>
              <table:table-cell office:value-type="float" office:value="0.014234875">
                <text:p>0.014234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877636">
                <text:p>0.016877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5">
                <text:p>-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234875">
                <text:p>0.014234875</text:p>
              </table:table-cell>
              <table:table-cell office:value-type="float" office:value="0.0569395">
                <text:p>0.0569395</text:p>
              </table:table-cell>
              <table:table-cell office:value-type="float" office:value="0.113879">
                <text:p>0.113879</text:p>
              </table:table-cell>
              <table:table-cell office:value-type="float" office:value="0.04347826">
                <text:p>0.04347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877636">
                <text:p>0.016877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4">
                <text:p>-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234875">
                <text:p>0.014234875</text:p>
              </table:table-cell>
              <table:table-cell office:value-type="float" office:value="0.021352313">
                <text:p>0.021352313</text:p>
              </table:table-cell>
              <table:table-cell office:value-type="float" office:value="0.042704627">
                <text:p>0.042704627</text:p>
              </table:table-cell>
              <table:table-cell office:value-type="float" office:value="0.028985508">
                <text:p>0.028985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3">
                <text:p>-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69395">
                <text:p>0.0569395</text:p>
              </table:table-cell>
              <table:table-cell office:value-type="float" office:value="0.02846975">
                <text:p>0.02846975</text:p>
              </table:table-cell>
              <table:table-cell office:value-type="float" office:value="0.113879">
                <text:p>0.113879</text:p>
              </table:table-cell>
              <table:table-cell office:value-type="float" office:value="0.028985508">
                <text:p>0.028985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2">
                <text:p>-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234875">
                <text:p>0.014234875</text:p>
              </table:table-cell>
              <table:table-cell office:value-type="float" office:value="0.014234875">
                <text:p>0.014234875</text:p>
              </table:table-cell>
              <table:table-cell office:value-type="float" office:value="0.085409254">
                <text:p>0.085409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877636">
                <text:p>0.016877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1">
                <text:p>-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46975">
                <text:p>0.02846975</text:p>
              </table:table-cell>
              <table:table-cell office:value-type="float" office:value="0.085409254">
                <text:p>0.085409254</text:p>
              </table:table-cell>
              <table:table-cell office:value-type="float" office:value="0.085409254">
                <text:p>0.085409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0">
                <text:p>-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69395">
                <text:p>0.0569395</text:p>
              </table:table-cell>
              <table:table-cell office:value-type="float" office:value="0.02846975">
                <text:p>0.02846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2658228">
                <text:p>0.012658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9">
                <text:p>-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234875">
                <text:p>0.014234875</text:p>
              </table:table-cell>
              <table:table-cell office:value-type="float" office:value="0.071174376">
                <text:p>0.071174376</text:p>
              </table:table-cell>
              <table:table-cell office:value-type="float" office:value="0.0569395">
                <text:p>0.0569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8">
                <text:p>-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5409254">
                <text:p>0.085409254</text:p>
              </table:table-cell>
              <table:table-cell office:value-type="float" office:value="0.0035587188">
                <text:p>0.0035587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7">
                <text:p>-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5409254">
                <text:p>0.085409254</text:p>
              </table:table-cell>
              <table:table-cell office:value-type="float" office:value="0.042704627">
                <text:p>0.042704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6">
                <text:p>-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1174376">
                <text:p>0.071174376</text:p>
              </table:table-cell>
              <table:table-cell office:value-type="float" office:value="0.042704627">
                <text:p>0.042704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5">
                <text:p>-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761566">
                <text:p>0.06761566</text:p>
              </table:table-cell>
              <table:table-cell office:value-type="float" office:value="0.113879">
                <text:p>0.113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4">
                <text:p>-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1174376">
                <text:p>0.071174376</text:p>
              </table:table-cell>
              <table:table-cell office:value-type="float" office:value="0.042704627">
                <text:p>0.042704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3">
                <text:p>-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46975">
                <text:p>0.02846975</text:p>
              </table:table-cell>
              <table:table-cell office:value-type="float" office:value="0.042704627">
                <text:p>0.042704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2">
                <text:p>-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234875">
                <text:p>0.014234875</text:p>
              </table:table-cell>
              <table:table-cell office:value-type="float" office:value="0.042704627">
                <text:p>0.042704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1">
                <text:p>-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46975">
                <text:p>0.02846975</text:p>
              </table:table-cell>
              <table:table-cell office:value-type="float" office:value="0.014234875">
                <text:p>0.014234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0">
                <text:p>-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39">
                <text:p>-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234875">
                <text:p>0.014234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38">
                <text:p>-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234875">
                <text:p>0.014234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877636">
                <text:p>0.016877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